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Liberation Serif1" svg:font-family="'Liberation Serif'" style:font-family-generic="roma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1" style:family="table">
      <style:table-properties style:width="17.013cm" fo:margin-left="0cm" table:align="left"/>
    </style:style>
    <style:style style:name="Tabelle1.A" style:family="table-column">
      <style:table-column-properties style:column-width="5.666cm"/>
    </style:style>
    <style:style style:name="Tabelle1.B" style:family="table-column">
      <style:table-column-properties style:column-width="5.526cm"/>
    </style:style>
    <style:style style:name="Tabelle1.C" style:family="table-column">
      <style:table-column-properties style:column-width="5.821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background-color="#9999ff" fo:padding="0.097cm" fo:border-left="0.05pt solid #000000" fo:border-right="none" fo:border-top="none" fo:border-bottom="0.05pt solid #000000">
        <style:background-image/>
      </style:table-cell-properties>
    </style:style>
    <style:style style:name="Tabelle1.C2" style:family="table-cell">
      <style:table-cell-properties fo:background-color="#0066ff" fo:padding="0.097cm" fo:border-left="0.05pt solid #000000" fo:border-right="0.05pt solid #000000" fo:border-top="none" fo:border-bottom="0.05pt solid #000000">
        <style:background-image/>
      </style:table-cell-properties>
    </style:style>
    <style:style style:name="Tabelle1.B3" style:family="table-cell">
      <style:table-cell-properties fo:background-color="#669900" fo:padding="0.097cm" fo:border-left="0.05pt solid #000000" fo:border-right="none" fo:border-top="none" fo:border-bottom="0.05pt solid #000000">
        <style:background-image/>
      </style:table-cell-properties>
    </style:style>
    <style:style style:name="Tabelle1.C3" style:family="table-cell">
      <style:table-cell-properties fo:background-color="#66ff00" fo:padding="0.097cm" fo:border-left="0.05pt solid #000000" fo:border-right="0.05pt solid #000000" fo:border-top="none" fo:border-bottom="0.05pt solid #000000">
        <style:background-image/>
      </style:table-cell-properties>
    </style:style>
    <style:style style:name="Tabelle1.B4" style:family="table-cell">
      <style:table-cell-properties fo:background-color="#ffff00" fo:padding="0.097cm" fo:border-left="0.05pt solid #000000" fo:border-right="none" fo:border-top="none" fo:border-bottom="0.05pt solid #000000">
        <style:background-image/>
      </style:table-cell-properties>
    </style:style>
    <style:style style:name="Tabelle1.C4" style:family="table-cell">
      <style:table-cell-properties fo:background-color="#ff9900"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start" style:justify-single-word="false"/>
      <style:text-properties officeooo:rsid="003f3838" officeooo:paragraph-rsid="003f3838"/>
    </style:style>
    <style:style style:name="P2" style:family="paragraph" style:parent-style-name="Standard">
      <style:text-properties officeooo:rsid="0017e3c9" officeooo:paragraph-rsid="001931f4"/>
    </style:style>
    <style:style style:name="P3" style:family="paragraph" style:parent-style-name="Standard">
      <style:text-properties officeooo:rsid="0017e3c9" officeooo:paragraph-rsid="00270d0c"/>
    </style:style>
    <style:style style:name="P4" style:family="paragraph" style:parent-style-name="Standard">
      <style:text-properties officeooo:rsid="001931f4" officeooo:paragraph-rsid="001931f4"/>
    </style:style>
    <style:style style:name="P5" style:family="paragraph" style:parent-style-name="Standard">
      <style:text-properties officeooo:rsid="001931f4" officeooo:paragraph-rsid="00239eca"/>
    </style:style>
    <style:style style:name="P6" style:family="paragraph" style:parent-style-name="Standard">
      <style:text-properties officeooo:rsid="001931f4" officeooo:paragraph-rsid="0025de22"/>
    </style:style>
    <style:style style:name="P7" style:family="paragraph" style:parent-style-name="Standard">
      <style:text-properties officeooo:rsid="001931f4" officeooo:paragraph-rsid="00263282"/>
    </style:style>
    <style:style style:name="P8" style:family="paragraph" style:parent-style-name="Standard">
      <style:text-properties officeooo:rsid="001931f4" officeooo:paragraph-rsid="003294c6"/>
    </style:style>
    <style:style style:name="P9" style:family="paragraph" style:parent-style-name="Standard">
      <style:text-properties officeooo:rsid="001931f4" officeooo:paragraph-rsid="0019a0fe"/>
    </style:style>
    <style:style style:name="P10" style:family="paragraph" style:parent-style-name="Standard">
      <style:text-properties officeooo:rsid="0019a0fe" officeooo:paragraph-rsid="0023c37f"/>
    </style:style>
    <style:style style:name="P11" style:family="paragraph" style:parent-style-name="Standard">
      <style:text-properties style:font-name="Liberation Serif" fo:font-size="12pt" officeooo:rsid="001a0fdc" officeooo:paragraph-rsid="0023c37f" style:font-size-asian="12pt" style:font-size-complex="12pt"/>
    </style:style>
    <style:style style:name="P12" style:family="paragraph" style:parent-style-name="Standard">
      <style:text-properties style:font-name="Liberation Serif" fo:font-size="12pt" officeooo:rsid="0019a0fe" officeooo:paragraph-rsid="0023c37f" style:font-size-asian="12pt" style:font-size-complex="12pt"/>
    </style:style>
    <style:style style:name="P13" style:family="paragraph" style:parent-style-name="Standard">
      <style:text-properties style:font-name="Liberation Serif" fo:font-size="13pt" style:text-underline-style="solid" style:text-underline-width="auto" style:text-underline-color="font-color" fo:font-weight="bold" officeooo:rsid="001ea1b8" officeooo:paragraph-rsid="001ea1b8" style:font-size-asian="13pt" style:font-weight-asian="bold" style:font-size-complex="13pt" style:font-weight-complex="bold"/>
    </style:style>
    <style:style style:name="P14" style:family="paragraph" style:parent-style-name="Standard">
      <style:text-properties officeooo:rsid="001ab5a2" officeooo:paragraph-rsid="0021d503"/>
    </style:style>
    <style:style style:name="P15" style:family="paragraph" style:parent-style-name="Standard">
      <style:text-properties officeooo:rsid="001ab5a2" officeooo:paragraph-rsid="00270d0c"/>
    </style:style>
    <style:style style:name="P16" style:family="paragraph" style:parent-style-name="Standard">
      <style:text-properties officeooo:rsid="001ab5a2" officeooo:paragraph-rsid="001fd534"/>
    </style:style>
    <style:style style:name="P17" style:family="paragraph" style:parent-style-name="Standard">
      <style:text-properties officeooo:rsid="001b96eb" officeooo:paragraph-rsid="0021d503"/>
    </style:style>
    <style:style style:name="P18" style:family="paragraph" style:parent-style-name="Standard">
      <style:text-properties officeooo:rsid="001d4246" officeooo:paragraph-rsid="0021d503"/>
    </style:style>
    <style:style style:name="P19" style:family="paragraph" style:parent-style-name="Standard">
      <style:text-properties officeooo:rsid="001ea1b8" officeooo:paragraph-rsid="001ea1b8"/>
    </style:style>
    <style:style style:name="P20" style:family="paragraph" style:parent-style-name="Standard">
      <style:text-properties style:text-underline-style="solid" style:text-underline-width="auto" style:text-underline-color="font-color" fo:font-weight="bold" officeooo:rsid="00239eca" officeooo:paragraph-rsid="00239eca" style:font-weight-asian="bold" style:font-weight-complex="bold"/>
    </style:style>
    <style:style style:name="P21" style:family="paragraph" style:parent-style-name="Standard">
      <style:text-properties style:text-underline-style="solid" style:text-underline-width="auto" style:text-underline-color="font-color" fo:font-weight="bold" officeooo:rsid="0023c37f" officeooo:paragraph-rsid="0024788b" style:font-weight-asian="bold" style:font-weight-complex="bold"/>
    </style:style>
    <style:style style:name="P22" style:family="paragraph" style:parent-style-name="Standard">
      <style:text-properties style:text-underline-style="solid" style:text-underline-width="auto" style:text-underline-color="font-color" fo:font-weight="bold" officeooo:rsid="0023c37f" officeooo:paragraph-rsid="0023c37f" style:font-weight-asian="bold" style:font-weight-complex="bold"/>
    </style:style>
    <style:style style:name="P23" style:family="paragraph" style:parent-style-name="Standard">
      <style:text-properties style:text-underline-style="solid" style:text-underline-width="auto" style:text-underline-color="font-color" fo:font-weight="bold" officeooo:rsid="003294c6" officeooo:paragraph-rsid="003294c6" style:font-weight-asian="bold" style:font-weight-complex="bold"/>
    </style:style>
    <style:style style:name="P24" style:family="paragraph" style:parent-style-name="Standard">
      <style:text-properties style:text-underline-style="solid" style:text-underline-width="auto" style:text-underline-color="font-color" fo:font-weight="bold" officeooo:rsid="0038b177" officeooo:paragraph-rsid="0038b177" style:font-weight-asian="bold" style:font-weight-complex="bold"/>
    </style:style>
    <style:style style:name="P25" style:family="paragraph" style:parent-style-name="Standard">
      <style:text-properties style:text-underline-style="solid" style:text-underline-width="auto" style:text-underline-color="font-color" fo:font-weight="bold" officeooo:rsid="003a2e67" officeooo:paragraph-rsid="003a2e67" style:font-weight-asian="bold" style:font-weight-complex="bold"/>
    </style:style>
    <style:style style:name="P26" style:family="paragraph" style:parent-style-name="Standard">
      <style:text-properties style:text-underline-style="solid" style:text-underline-width="auto" style:text-underline-color="font-color" fo:font-weight="bold" officeooo:rsid="001ea1b8" officeooo:paragraph-rsid="001ea1b8" style:font-weight-asian="bold" style:font-weight-complex="bold"/>
    </style:style>
    <style:style style:name="P27" style:family="paragraph" style:parent-style-name="Standard">
      <style:text-properties style:text-underline-style="solid" style:text-underline-width="auto" style:text-underline-color="font-color" fo:font-weight="bold" officeooo:rsid="001ab5a2" officeooo:paragraph-rsid="001fd534" style:font-weight-asian="bold" style:font-weight-complex="bold"/>
    </style:style>
    <style:style style:name="P28" style:family="paragraph" style:parent-style-name="Standard">
      <style:text-properties style:text-underline-style="solid" style:text-underline-width="auto" style:text-underline-color="font-color" officeooo:rsid="001fd534" officeooo:paragraph-rsid="001fd534"/>
    </style:style>
    <style:style style:name="P29" style:family="paragraph" style:parent-style-name="Standard">
      <style:text-properties style:text-underline-style="solid" style:text-underline-width="auto" style:text-underline-color="font-color" officeooo:rsid="0017e3c9" officeooo:paragraph-rsid="00270d0c"/>
    </style:style>
    <style:style style:name="P30" style:family="paragraph" style:parent-style-name="Standard">
      <style:text-properties style:text-underline-style="solid" style:text-underline-width="auto" style:text-underline-color="font-color" officeooo:rsid="002cfcaa" officeooo:paragraph-rsid="002cfcaa"/>
    </style:style>
    <style:style style:name="P31" style:family="paragraph" style:parent-style-name="Standard">
      <style:text-properties style:text-underline-style="solid" style:text-underline-width="auto" style:text-underline-color="font-color" officeooo:rsid="001931f4" officeooo:paragraph-rsid="00239eca"/>
    </style:style>
    <style:style style:name="P32" style:family="paragraph" style:parent-style-name="Standard">
      <style:text-properties officeooo:rsid="001a0fdc" officeooo:paragraph-rsid="0021d503"/>
    </style:style>
    <style:style style:name="P33" style:family="paragraph" style:parent-style-name="Standard">
      <style:text-properties officeooo:rsid="001a0fdc" officeooo:paragraph-rsid="0021a8b9"/>
    </style:style>
    <style:style style:name="P34" style:family="paragraph" style:parent-style-name="Standard">
      <style:text-properties officeooo:rsid="00239eca" officeooo:paragraph-rsid="00270d0c"/>
    </style:style>
    <style:style style:name="P35" style:family="paragraph" style:parent-style-name="Standard">
      <style:text-properties fo:font-weight="normal" officeooo:rsid="001931f4" officeooo:paragraph-rsid="0023c37f" style:font-weight-asian="normal" style:font-weight-complex="normal"/>
    </style:style>
    <style:style style:name="P36" style:family="paragraph" style:parent-style-name="Standard">
      <style:text-properties fo:font-weight="normal" officeooo:rsid="001931f4" officeooo:paragraph-rsid="00239eca" style:font-weight-asian="normal" style:font-weight-complex="normal"/>
    </style:style>
    <style:style style:name="P37" style:family="paragraph" style:parent-style-name="Standard">
      <style:text-properties fo:font-weight="normal" officeooo:rsid="0019a0fe" officeooo:paragraph-rsid="0023c37f" style:font-weight-asian="normal" style:font-weight-complex="normal"/>
    </style:style>
    <style:style style:name="P38" style:family="paragraph" style:parent-style-name="Standard">
      <style:text-properties officeooo:rsid="002cfcaa" officeooo:paragraph-rsid="002cfcaa"/>
    </style:style>
    <style:style style:name="P39" style:family="paragraph" style:parent-style-name="Standard">
      <style:text-properties style:text-underline-style="none" officeooo:rsid="0019a0fe" officeooo:paragraph-rsid="00270d0c"/>
    </style:style>
    <style:style style:name="P40" style:family="paragraph" style:parent-style-name="Standard">
      <style:text-properties style:text-underline-style="none" fo:font-weight="normal" officeooo:rsid="003294c6" officeooo:paragraph-rsid="003294c6" style:font-weight-asian="normal" style:font-weight-complex="normal"/>
    </style:style>
    <style:style style:name="P41" style:family="paragraph" style:parent-style-name="Standard">
      <style:text-properties style:text-underline-style="none" fo:font-weight="normal" officeooo:rsid="003294c6" officeooo:paragraph-rsid="0034673f" style:font-weight-asian="normal" style:font-weight-complex="normal"/>
    </style:style>
    <style:style style:name="P42" style:family="paragraph" style:parent-style-name="Standard">
      <style:text-properties style:text-underline-style="none" fo:font-weight="normal" officeooo:rsid="0034673f" officeooo:paragraph-rsid="0034673f" style:font-weight-asian="normal" style:font-weight-complex="normal"/>
    </style:style>
    <style:style style:name="P43" style:family="paragraph" style:parent-style-name="Standard">
      <style:text-properties style:text-underline-style="none" fo:font-weight="normal" officeooo:rsid="003760c9" officeooo:paragraph-rsid="003760c9" style:font-weight-asian="normal" style:font-weight-complex="normal"/>
    </style:style>
    <style:style style:name="P44" style:family="paragraph" style:parent-style-name="Standard">
      <style:text-properties style:text-underline-style="none" fo:font-weight="normal" officeooo:rsid="0038b177" officeooo:paragraph-rsid="0038b177" style:font-weight-asian="normal" style:font-weight-complex="normal"/>
    </style:style>
    <style:style style:name="P45" style:family="paragraph" style:parent-style-name="Standard">
      <style:text-properties style:text-underline-style="none" fo:font-weight="normal" officeooo:rsid="0039d008" officeooo:paragraph-rsid="0039d008" style:font-weight-asian="normal" style:font-weight-complex="normal"/>
    </style:style>
    <style:style style:name="P46" style:family="paragraph" style:parent-style-name="Standard">
      <style:text-properties style:text-underline-style="none" fo:font-weight="normal" officeooo:rsid="003a5c26" officeooo:paragraph-rsid="003a5c26" style:font-weight-asian="normal" style:font-weight-complex="normal"/>
    </style:style>
    <style:style style:name="P47" style:family="paragraph" style:parent-style-name="Standard">
      <style:text-properties style:text-underline-style="none" fo:font-weight="normal" officeooo:paragraph-rsid="003be636"/>
    </style:style>
    <style:style style:name="P48" style:family="paragraph" style:parent-style-name="Standard">
      <style:text-properties fo:color="#000000" style:text-outline="false" style:text-line-through-style="none" style:text-line-through-type="none" style:font-name="Liberation Serif" fo:font-size="12pt" fo:font-style="normal" fo:text-shadow="none" style:text-underline-style="none" fo:font-weight="normal" officeooo:rsid="001a0fdc" officeooo:paragraph-rsid="003294c6" style:font-size-asian="12pt" style:font-style-asian="normal" style:font-weight-asian="normal" style:font-size-complex="12pt" style:text-emphasize="none"/>
    </style:style>
    <style:style style:name="P49" style:family="paragraph" style:parent-style-name="Standard">
      <style:text-properties fo:color="#000000" style:text-outline="false" style:text-line-through-style="none" style:text-line-through-type="none" style:font-name="Liberation Serif" fo:font-size="12pt" fo:font-style="normal" fo:text-shadow="none" style:text-underline-style="none" fo:font-weight="normal" officeooo:rsid="001931f4" officeooo:paragraph-rsid="003294c6" style:font-size-asian="12pt" style:font-style-asian="normal" style:font-weight-asian="normal" style:font-size-complex="12pt" style:text-emphasize="none"/>
    </style:style>
    <style:style style:name="P50" style:family="paragraph" style:parent-style-name="Standard">
      <style:text-properties fo:font-size="16pt" style:text-underline-style="solid" style:text-underline-width="auto" style:text-underline-color="font-color" fo:font-weight="bold" officeooo:rsid="00239eca" officeooo:paragraph-rsid="003294c6" style:font-size-asian="16pt" style:font-weight-asian="bold" style:font-size-complex="16pt" style:font-weight-complex="bold"/>
    </style:style>
    <style:style style:name="P51" style:family="paragraph" style:parent-style-name="Standard">
      <style:text-properties fo:font-size="16pt" style:text-underline-style="solid" style:text-underline-width="auto" style:text-underline-color="font-color" fo:font-weight="bold" officeooo:rsid="003294c6" officeooo:paragraph-rsid="003294c6" style:font-size-asian="16pt" style:font-weight-asian="bold" style:font-size-complex="16pt" style:font-weight-complex="bold"/>
    </style:style>
    <style:style style:name="P52" style:family="paragraph" style:parent-style-name="Standard">
      <style:text-properties fo:font-size="14pt" style:text-underline-style="solid" style:text-underline-width="auto" style:text-underline-color="font-color" fo:font-weight="bold" officeooo:rsid="0021d503" officeooo:paragraph-rsid="0021d503" style:font-size-asian="14pt" style:font-weight-asian="bold" style:font-size-complex="14pt" style:font-weight-complex="bold"/>
    </style:style>
    <style:style style:name="P53" style:family="paragraph" style:parent-style-name="Standard">
      <style:text-properties fo:font-size="14pt" style:text-underline-style="solid" style:text-underline-width="auto" style:text-underline-color="font-color" fo:font-weight="bold" officeooo:rsid="001ea1b8" officeooo:paragraph-rsid="001ea1b8" style:font-size-asian="14pt" style:font-weight-asian="bold" style:font-size-complex="14pt" style:font-weight-complex="bold"/>
    </style:style>
    <style:style style:name="P54" style:family="paragraph" style:parent-style-name="Standard">
      <style:text-properties fo:font-variant="normal" fo:text-transform="none" fo:color="#000000" style:text-line-through-style="none" style:text-line-through-type="none" style:font-name="Liberation Serif" fo:font-size="12pt" fo:letter-spacing="normal" fo:font-style="normal" style:text-underline-style="solid" style:text-underline-width="auto" style:text-underline-color="font-color" fo:font-weight="bold" officeooo:rsid="001931f4" officeooo:paragraph-rsid="0038b177" style:text-blinking="false" style:font-size-asian="12pt" style:font-weight-asian="bold" style:font-size-complex="12pt" style:font-weight-complex="bold"/>
    </style:style>
    <style:style style:name="P55" style:family="paragraph" style:parent-style-name="Standard">
      <style:text-properties fo:font-size="12pt" officeooo:rsid="001ea1b8" officeooo:paragraph-rsid="001ea1b8" style:font-size-asian="12pt" style:font-size-complex="12pt"/>
    </style:style>
    <style:style style:name="P56" style:family="paragraph" style:parent-style-name="Standard">
      <style:text-properties fo:font-size="12pt" style:text-underline-style="solid" style:text-underline-width="auto" style:text-underline-color="font-color" fo:font-weight="normal" officeooo:rsid="001ea1b8" officeooo:paragraph-rsid="001ea1b8" style:font-size-asian="12pt" style:font-weight-asian="normal" style:font-size-complex="12pt" style:font-weight-complex="normal"/>
    </style:style>
    <style:style style:name="P57" style:family="paragraph" style:parent-style-name="Standard">
      <style:text-properties fo:font-size="12pt" style:text-underline-style="solid" style:text-underline-width="auto" style:text-underline-color="font-color" officeooo:rsid="001ea1b8" officeooo:paragraph-rsid="001ea1b8" style:font-size-asian="12pt" style:font-size-complex="12pt"/>
    </style:style>
    <style:style style:name="P58" style:family="paragraph" style:parent-style-name="Standard">
      <style:paragraph-properties fo:break-before="page"/>
      <style:text-properties fo:font-size="14pt" style:text-underline-style="solid" style:text-underline-width="auto" style:text-underline-color="font-color" fo:font-weight="bold" officeooo:rsid="001ab5a2" officeooo:paragraph-rsid="0021d503" style:font-size-asian="14pt" style:font-weight-asian="bold" style:font-size-complex="14pt" style:font-weight-complex="bold"/>
    </style:style>
    <style:style style:name="P59" style:family="paragraph" style:parent-style-name="Standard">
      <style:paragraph-properties fo:break-before="page"/>
      <style:text-properties style:text-underline-style="solid" style:text-underline-width="auto" style:text-underline-color="font-color" fo:font-weight="bold" officeooo:rsid="003294c6" officeooo:paragraph-rsid="003294c6" style:font-weight-asian="bold" style:font-weight-complex="bold"/>
    </style:style>
    <style:style style:name="P60" style:family="paragraph" style:parent-style-name="Standard">
      <style:paragraph-properties fo:break-before="page"/>
      <style:text-properties style:text-underline-style="solid" style:text-underline-width="auto" style:text-underline-color="font-color" fo:font-weight="bold" officeooo:rsid="003a2e67" officeooo:paragraph-rsid="003a2e67" style:font-weight-asian="bold" style:font-weight-complex="bold"/>
    </style:style>
    <style:style style:name="P61" style:family="paragraph" style:parent-style-name="Standard">
      <style:paragraph-properties fo:break-before="page"/>
      <style:text-properties style:text-underline-style="solid" style:text-underline-width="auto" style:text-underline-color="font-color" fo:font-weight="bold" officeooo:rsid="001ea1b8" officeooo:paragraph-rsid="001ea1b8" style:font-weight-asian="bold" style:font-weight-complex="bold"/>
    </style:style>
    <style:style style:name="P62" style:family="paragraph" style:parent-style-name="Standard">
      <style:paragraph-properties fo:break-before="page"/>
      <style:text-properties style:text-underline-style="solid" style:text-underline-width="auto" style:text-underline-color="font-color" fo:font-weight="bold" officeooo:rsid="001ab5a2" officeooo:paragraph-rsid="001fd534" style:font-weight-asian="bold" style:font-weight-complex="bold"/>
    </style:style>
    <style:style style:name="P63" style:family="paragraph" style:parent-style-name="Table_20_Contents">
      <style:text-properties officeooo:rsid="001ab5a2" officeooo:paragraph-rsid="0021d503"/>
    </style:style>
    <style:style style:name="P64" style:family="paragraph" style:parent-style-name="Table_20_Contents">
      <style:text-properties officeooo:rsid="001b96eb" officeooo:paragraph-rsid="0021d503"/>
    </style:style>
    <style:style style:name="P65" style:family="paragraph" style:parent-style-name="Table_20_Contents">
      <style:text-properties fo:color="#000000" officeooo:rsid="001b96eb" officeooo:paragraph-rsid="0021d503" fo:background-color="transparent"/>
    </style:style>
    <style:style style:name="P66" style:family="paragraph" style:parent-style-name="Standard">
      <style:paragraph-properties fo:margin-top="0cm" fo:margin-bottom="0cm" loext:contextual-spacing="false"/>
      <style:text-properties style:text-underline-style="none" fo:font-weight="normal" officeooo:rsid="0038b177" officeooo:paragraph-rsid="0038b177" style:font-weight-asian="normal" style:font-weight-complex="normal"/>
    </style:style>
    <style:style style:name="P67" style:family="paragraph" style:parent-style-name="Standard">
      <style:paragraph-properties fo:margin-top="0cm" fo:margin-bottom="0cm" loext:contextual-spacing="false"/>
      <style:text-properties style:text-underline-style="none" fo:font-weight="normal" officeooo:rsid="003be636" officeooo:paragraph-rsid="003be636" style:font-weight-asian="normal" style:font-weight-complex="normal"/>
    </style:style>
    <style:style style:name="P68" style:family="paragraph" style:parent-style-name="Standard">
      <style:paragraph-properties fo:margin-top="0cm" fo:margin-bottom="0cm" loext:contextual-spacing="false"/>
      <style:text-properties officeooo:rsid="001931f4" officeooo:paragraph-rsid="003294c6"/>
    </style:style>
    <style:style style:name="P69" style:family="paragraph" style:parent-style-name="Standard">
      <style:paragraph-properties fo:margin-top="0cm" fo:margin-bottom="0cm" loext:contextual-spacing="false"/>
      <style:text-properties style:font-name="Liberation Serif" fo:font-size="12pt" style:text-underline-style="none" fo:font-weight="normal" officeooo:rsid="0038b177" officeooo:paragraph-rsid="0038b177" style:font-size-asian="12pt" style:font-weight-asian="normal" style:font-size-complex="12pt" style:font-weight-complex="normal"/>
    </style:style>
    <style:style style:name="P70" style:family="paragraph" style:parent-style-name="Standard">
      <style:paragraph-properties fo:margin-top="0cm" fo:margin-bottom="0cm" loext:contextual-spacing="false"/>
      <style:text-properties style:font-name="Liberation Serif" fo:font-size="12pt" style:text-underline-style="none" fo:font-weight="normal" officeooo:rsid="003be636" officeooo:paragraph-rsid="003be636" style:font-size-asian="12pt" style:font-weight-asian="normal" style:font-size-complex="12pt" style:font-weight-complex="normal"/>
    </style:style>
    <style:style style:name="P71" style:family="paragraph" style:parent-style-name="Standard">
      <style:paragraph-properties fo:margin-top="0cm" fo:margin-bottom="0cm" loext:contextual-spacing="false"/>
      <style:text-properties style:font-name="Liberation Serif" fo:font-size="12pt" officeooo:rsid="001931f4" officeooo:paragraph-rsid="0038b177" style:font-size-asian="12pt" style:font-size-complex="12pt"/>
    </style:style>
    <style:style style:name="P72" style:family="paragraph" style:parent-style-name="Standard">
      <style:paragraph-properties fo:margin-top="0cm" fo:margin-bottom="0cm" loext:contextual-spacing="false"/>
      <style:text-properties style:text-underline-style="solid" style:text-underline-width="auto" style:text-underline-color="font-color" officeooo:rsid="001931f4" officeooo:paragraph-rsid="003294c6"/>
    </style:style>
    <style:style style:name="P73" style:family="paragraph" style:parent-style-name="Heading_20_1">
      <style:paragraph-properties fo:margin-top="0cm" fo:margin-bottom="0cm" loext:contextual-spacing="false"/>
      <style:text-properties fo:font-variant="normal" fo:text-transform="none" fo:color="#400010" style:font-name="Liberation Serif" fo:font-size="12pt" fo:letter-spacing="normal" fo:font-style="normal" style:text-underline-style="solid" style:text-underline-width="auto" style:text-underline-color="font-color" fo:font-weight="bold" officeooo:rsid="0038b177" officeooo:paragraph-rsid="003be636" style:font-size-asian="12pt" style:font-weight-asian="normal" style:font-size-complex="12pt" style:font-weight-complex="normal"/>
    </style:style>
    <style:style style:name="P74" style:family="paragraph" style:parent-style-name="Heading_20_1">
      <style:paragraph-properties fo:margin-top="0cm" fo:margin-bottom="0cm" loext:contextual-spacing="false"/>
      <style:text-properties style:font-name="Liberation Serif" fo:font-size="12pt" style:text-underline-style="none" fo:font-weight="normal" officeooo:rsid="003be636" officeooo:paragraph-rsid="003be636" style:font-size-asian="12pt" style:font-weight-asian="normal" style:font-size-complex="12pt" style:font-weight-complex="normal"/>
    </style:style>
    <style:style style:name="P75" style:family="paragraph" style:parent-style-name="Standard">
      <style:paragraph-properties fo:margin-left="0cm" fo:margin-right="-1.143cm" fo:text-indent="0cm" style:auto-text-indent="false"/>
      <style:text-properties fo:color="#000000" style:font-name="Liberation Serif" fo:font-size="12pt" fo:language="en" fo:country="GB" officeooo:paragraph-rsid="003c66f0" style:font-size-asian="12pt" style:font-name-complex="Calibri" style:font-size-complex="12pt"/>
    </style:style>
    <style:style style:name="P76" style:family="paragraph" style:parent-style-name="Standard">
      <style:paragraph-properties fo:margin-left="0cm" fo:margin-right="-1.143cm" fo:text-indent="0cm" style:auto-text-indent="false"/>
      <style:text-properties fo:color="#000000" style:font-name="Liberation Serif" fo:font-size="12pt" fo:language="en" fo:country="GB" style:text-underline-style="solid" style:text-underline-width="auto" style:text-underline-color="font-color" fo:font-weight="normal" officeooo:paragraph-rsid="003c66f0" style:font-size-asian="12pt" style:font-weight-asian="normal" style:font-name-complex="Calibri" style:font-size-complex="12pt" style:font-weight-complex="normal"/>
    </style:style>
    <style:style style:name="P77" style:family="paragraph" style:parent-style-name="Standard">
      <style:paragraph-properties fo:margin-left="0cm" fo:margin-right="-1.143cm" fo:text-indent="0cm" style:auto-text-indent="false"/>
      <style:text-properties style:font-name="Liberation Serif" fo:font-size="12pt" fo:language="en" fo:country="GB" officeooo:paragraph-rsid="003c66f0" style:font-size-asian="12pt" style:font-name-complex="Calibri" style:font-size-complex="12pt"/>
    </style:style>
    <style:style style:name="P78" style:family="paragraph" style:parent-style-name="Standard">
      <style:paragraph-properties fo:margin-left="0cm" fo:margin-right="-1.143cm" fo:text-indent="0cm" style:auto-text-indent="false"/>
      <style:text-properties style:font-name="Liberation Serif" fo:font-size="12pt" officeooo:rsid="001ea1b8" officeooo:paragraph-rsid="003c66f0" style:font-size-asian="12pt" style:font-size-complex="12pt"/>
    </style:style>
    <style:style style:name="P79" style:family="paragraph" style:parent-style-name="Standard">
      <style:paragraph-properties fo:margin-left="1.27cm" fo:margin-right="-1.143cm" fo:text-indent="0cm" style:auto-text-indent="false"/>
      <style:text-properties fo:color="#000000" style:font-name="Liberation Serif" fo:font-size="12pt" fo:language="en" fo:country="GB" officeooo:paragraph-rsid="003c66f0" style:font-size-asian="12pt" style:font-name-complex="Calibri" style:font-size-complex="12pt"/>
    </style:style>
    <style:style style:name="P80" style:family="paragraph" style:parent-style-name="Standard" style:list-style-name="L1">
      <style:text-properties fo:font-size="12pt" officeooo:rsid="001ea1b8" officeooo:paragraph-rsid="001ea1b8" style:font-size-asian="12pt" style:font-size-complex="12pt"/>
    </style:style>
    <style:style style:name="P81" style:family="paragraph" style:parent-style-name="Standard" style:list-style-name="L2">
      <style:text-properties style:font-name="Liberation Serif" fo:font-size="12pt" fo:language="en" fo:country="US" officeooo:paragraph-rsid="003c66f0" style:font-size-asian="12pt" style:font-name-complex="Calibri" style:font-size-complex="12pt"/>
    </style:style>
    <style:style style:name="P82" style:family="paragraph" style:parent-style-name="Standard" style:list-style-name="L2">
      <style:text-properties style:font-name="Liberation Serif" fo:font-size="12pt" officeooo:paragraph-rsid="003c66f0" style:font-size-asian="12pt" style:font-size-complex="12pt"/>
    </style:style>
    <style:style style:name="P83" style:family="paragraph" style:parent-style-name="Standard" style:list-style-name="L5">
      <style:text-properties style:font-name="Liberation Serif" fo:font-size="12pt" officeooo:paragraph-rsid="003e5569" style:font-size-asian="12pt" style:font-size-complex="12pt"/>
    </style:style>
    <style:style style:name="P84" style:family="paragraph" style:parent-style-name="Standard" style:list-style-name="L2">
      <style:text-properties style:font-name="Liberation Serif" fo:font-size="12pt" style:text-underline-style="none" fo:font-weight="bold" officeooo:rsid="001ea1b8" officeooo:paragraph-rsid="003c66f0" style:font-size-asian="12pt" style:font-weight-asian="bold" style:font-size-complex="12pt" style:font-weight-complex="bold"/>
    </style:style>
    <style:style style:name="P85" style:family="paragraph" style:parent-style-name="Standard" style:list-style-name="L5">
      <style:text-properties style:font-name="Liberation Serif" fo:font-size="12pt" fo:language="en" fo:country="GB" officeooo:rsid="001ab5a2" officeooo:paragraph-rsid="003e5569" style:font-size-asian="12pt" style:font-name-complex="Calibri" style:font-size-complex="12pt"/>
    </style:style>
    <style:style style:name="P86" style:family="paragraph" style:parent-style-name="Standard" style:list-style-name="L5">
      <style:text-properties style:font-name="Liberation Serif" fo:font-size="12pt" fo:language="en" fo:country="GB" officeooo:paragraph-rsid="00289162" style:font-size-asian="12pt" style:font-name-complex="Calibri" style:font-size-complex="12pt"/>
    </style:style>
    <style:style style:name="P87" style:family="paragraph" style:parent-style-name="Standard" style:list-style-name="L5">
      <style:text-properties style:font-name="Liberation Serif" fo:font-size="12pt" fo:language="en" fo:country="GB" officeooo:paragraph-rsid="003e5569" style:font-size-asian="12pt" style:font-name-complex="Calibri" style:font-size-complex="12pt"/>
    </style:style>
    <style:style style:name="P88" style:family="paragraph" style:parent-style-name="Standard" style:list-style-name="L5">
      <style:text-properties style:font-name="Liberation Serif" fo:font-size="12pt" fo:language="en" fo:country="GB" style:text-underline-style="none" officeooo:rsid="001ab5a2" officeooo:paragraph-rsid="0041fd88" style:font-size-asian="12pt" style:font-name-complex="Calibri" style:font-size-complex="12pt"/>
    </style:style>
    <style:style style:name="P89" style:family="paragraph" style:parent-style-name="Standard" style:list-style-name="L5">
      <style:text-properties style:font-name="Liberation Serif"/>
    </style:style>
    <style:style style:name="P90" style:family="paragraph" style:parent-style-name="Standard" style:list-style-name="L2">
      <style:text-properties fo:color="#000000" style:font-name="Liberation Serif" fo:font-size="12pt" fo:language="en" fo:country="US" officeooo:paragraph-rsid="003c66f0" style:font-size-asian="12pt" style:font-name-complex="Calibri" style:font-size-complex="12pt"/>
    </style:style>
    <style:style style:name="P91" style:family="paragraph" style:parent-style-name="Standard" style:list-style-name="L5">
      <style:text-properties fo:color="#000000"/>
    </style:style>
    <style:style style:name="P92" style:family="paragraph" style:parent-style-name="Standard" style:list-style-name="L3">
      <style:text-properties officeooo:rsid="00315978" officeooo:paragraph-rsid="00315978"/>
    </style:style>
    <style:style style:name="P93" style:family="paragraph" style:parent-style-name="Standard" style:list-style-name="L3">
      <style:text-properties officeooo:rsid="001fd534" officeooo:paragraph-rsid="001fd534"/>
    </style:style>
    <style:style style:name="P94" style:family="paragraph" style:parent-style-name="Standard" style:list-style-name="L3">
      <style:text-properties officeooo:rsid="001fd534" officeooo:paragraph-rsid="0047c3a1"/>
    </style:style>
    <style:style style:name="P95" style:family="paragraph" style:parent-style-name="Standard" style:list-style-name="L3">
      <style:text-properties officeooo:rsid="001ea1b8" officeooo:paragraph-rsid="00408db5"/>
    </style:style>
    <style:style style:name="P96" style:family="paragraph" style:parent-style-name="Standard" style:list-style-name="L3">
      <style:text-properties officeooo:rsid="001ea1b8" officeooo:paragraph-rsid="004bc852"/>
    </style:style>
    <style:style style:name="P97" style:family="paragraph" style:parent-style-name="Standard" style:list-style-name="L4">
      <style:text-properties officeooo:rsid="001ea1b8" officeooo:paragraph-rsid="00408db5"/>
    </style:style>
    <style:style style:name="P98" style:family="paragraph" style:parent-style-name="Standard" style:list-style-name="L4">
      <style:text-properties officeooo:rsid="001ea1b8" officeooo:paragraph-rsid="001ea1b8"/>
    </style:style>
    <style:style style:name="P99" style:family="paragraph" style:parent-style-name="Standard" style:list-style-name="L5"/>
    <style:style style:name="P100" style:family="paragraph" style:parent-style-name="Standard" style:list-style-name="L5">
      <style:text-properties officeooo:rsid="001d071d" officeooo:paragraph-rsid="001fd534"/>
    </style:style>
    <style:style style:name="P101" style:family="paragraph" style:parent-style-name="Standard" style:list-style-name="L5">
      <style:text-properties officeooo:rsid="001ab5a2" officeooo:paragraph-rsid="00229ecc"/>
    </style:style>
    <style:style style:name="P102" style:family="paragraph" style:parent-style-name="Standard" style:list-style-name="L5">
      <style:text-properties officeooo:rsid="001ab5a2" officeooo:paragraph-rsid="0041fd88"/>
    </style:style>
    <style:style style:name="P103" style:family="paragraph" style:parent-style-name="Standard" style:list-style-name="L5">
      <style:text-properties officeooo:rsid="00289162" officeooo:paragraph-rsid="0041fd88"/>
    </style:style>
    <style:style style:name="P104" style:family="paragraph" style:parent-style-name="Standard" style:list-style-name="L6">
      <style:text-properties style:text-underline-style="none" fo:font-weight="normal" officeooo:rsid="0039d008" officeooo:paragraph-rsid="0039d008" style:font-weight-asian="normal" style:font-weight-complex="normal"/>
    </style:style>
    <style:style style:name="P105" style:family="paragraph" style:parent-style-name="Standard" style:list-style-name="L6">
      <style:text-properties style:text-underline-style="none" fo:font-weight="bold" officeooo:rsid="0039d008" officeooo:paragraph-rsid="0039d008" style:font-weight-asian="bold" style:font-weight-complex="bold"/>
    </style:style>
    <style:style style:name="P106" style:family="paragraph" style:parent-style-name="Standard" style:list-style-name="L3">
      <style:text-properties officeooo:rsid="004bc852" officeooo:paragraph-rsid="004bc852"/>
    </style:style>
    <style:style style:name="P107" style:family="paragraph" style:parent-style-name="Standard" style:list-style-name="WW8Num13">
      <style:paragraph-properties fo:margin-left="1.27cm" fo:margin-right="-1.143cm" fo:text-indent="-0.635cm" style:auto-text-indent="false"/>
      <style:text-properties style:font-name="Liberation Serif" fo:font-size="12pt" officeooo:paragraph-rsid="003c66f0" style:font-size-asian="12pt" style:font-size-complex="12pt"/>
    </style:style>
    <style:style style:name="P108" style:family="paragraph" style:parent-style-name="Standard" style:list-style-name="WW8Num4">
      <style:paragraph-properties fo:margin-left="1.27cm" fo:margin-right="-1.143cm" fo:text-indent="-0.635cm" style:auto-text-indent="false"/>
      <style:text-properties style:font-name="Liberation Serif" fo:font-size="12pt" officeooo:paragraph-rsid="003c66f0" style:font-size-asian="12pt" style:font-size-complex="12pt"/>
    </style:style>
    <style:style style:name="P109" style:family="paragraph" style:parent-style-name="Standard" style:list-style-name="WW8Num4">
      <style:paragraph-properties fo:margin-left="1.27cm" fo:margin-right="-1.143cm" fo:text-indent="-0.635cm" style:auto-text-indent="false"/>
      <style:text-properties fo:color="#000000" style:font-name="Liberation Serif" fo:font-size="12pt" fo:language="en" fo:country="GB" officeooo:paragraph-rsid="003c66f0" style:font-size-asian="12pt" style:font-name-complex="Calibri" style:font-size-complex="12pt"/>
    </style:style>
    <style:style style:name="T1" style:family="text">
      <style:text-properties officeooo:rsid="0019a0fe"/>
    </style:style>
    <style:style style:name="T2" style:family="text">
      <style:text-properties fo:font-weight="bold" style:font-weight-asian="bold" style:font-weight-complex="bold"/>
    </style:style>
    <style:style style:name="T3" style:family="text">
      <style:text-properties fo:font-weight="bold" officeooo:rsid="003760c9" style:font-weight-asian="bold" style:font-weight-complex="bold"/>
    </style:style>
    <style:style style:name="T4" style:family="text">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text-emphasize="none"/>
    </style:style>
    <style:style style:name="T5" style:family="text">
      <style:text-properties fo:color="#000000" style:text-outline="false" style:text-line-through-style="none" style:text-line-through-type="none" style:font-name="Liberation Serif" fo:font-size="12pt" fo:font-style="normal" fo:text-shadow="none" style:text-underline-style="none" fo:font-weight="normal" officeooo:rsid="001a0fdc" style:font-size-asian="12pt" style:font-style-asian="normal" style:font-weight-asian="normal" style:font-size-complex="12pt" style:text-emphasize="none"/>
    </style:style>
    <style:style style:name="T6" style:family="text">
      <style:text-properties fo:color="#000000" style:text-outline="false" style:text-line-through-style="none" style:text-line-through-type="none" style:font-name="Liberation Serif" fo:font-size="12pt" fo:font-style="normal" fo:text-shadow="none" style:text-underline-style="none" style:font-size-asian="12pt" style:font-style-asian="normal" style:font-size-complex="12pt" style:text-emphasize="none"/>
    </style:style>
    <style:style style:name="T7" style:family="text">
      <style:text-properties fo:color="#000000" style:text-position="super 58%" fo:language="en" fo:country="US" style:font-name-complex="Calibri"/>
    </style:style>
    <style:style style:name="T8" style:family="text">
      <style:text-properties fo:color="#000000" style:text-position="sub 58%" fo:language="en" fo:country="US" style:font-name-complex="Calibri"/>
    </style:style>
    <style:style style:name="T9" style:family="text">
      <style:text-properties fo:color="#000000" fo:language="en" fo:country="GB" style:font-name-complex="Calibri"/>
    </style:style>
    <style:style style:name="T10" style:family="text">
      <style:text-properties fo:color="#000000" fo:language="en" fo:country="US" style:font-name-complex="Calibri"/>
    </style:style>
    <style:style style:name="T11" style:family="text">
      <style:text-properties fo:color="#000000" fo:language="en" fo:country="US" officeooo:rsid="003c66f0" style:font-name-complex="Calibri"/>
    </style:style>
    <style:style style:name="T12" style:family="text">
      <style:text-properties fo:color="#000000" style:font-name="Liberation Serif" fo:font-size="12pt" style:font-size-asian="12pt" style:font-size-complex="12pt"/>
    </style:style>
    <style:style style:name="T13" style:family="text">
      <style:text-properties fo:color="#000000" style:font-name="Liberation Serif" fo:font-size="12pt" officeooo:rsid="0048f0e1" style:font-size-asian="12pt" style:font-size-complex="12pt"/>
    </style:style>
    <style:style style:name="T14" style:family="text">
      <style:text-properties style:font-name="Liberation Serif"/>
    </style:style>
    <style:style style:name="T15" style:family="text">
      <style:text-properties style:font-name="Liberation Serif" fo:font-size="12pt" style:font-size-asian="12pt" style:font-size-complex="12pt"/>
    </style:style>
    <style:style style:name="T16" style:family="text">
      <style:text-properties style:font-name="Liberation Serif" fo:font-size="12pt" officeooo:rsid="001a0fdc" style:font-size-asian="12pt" style:font-size-complex="12pt"/>
    </style:style>
    <style:style style:name="T17" style:family="text">
      <style:text-properties style:font-name="Liberation Serif" fo:font-size="12pt" officeooo:rsid="0023c37f" style:font-size-asian="12pt" style:font-size-complex="12pt"/>
    </style:style>
    <style:style style:name="T18" style:family="text">
      <style:text-properties style:font-name="Liberation Serif" fo:font-size="12pt" officeooo:rsid="003760c9" style:font-size-asian="12pt" style:font-weight-asian="normal" style:font-size-complex="12pt" style:font-weight-complex="normal"/>
    </style:style>
    <style:style style:name="T19" style:family="text">
      <style:text-properties style:font-name="Liberation Serif" fo:font-size="12pt" officeooo:rsid="0038b177" style:font-size-asian="12pt" style:font-weight-asian="normal" style:font-size-complex="12pt" style:font-weight-complex="normal"/>
    </style:style>
    <style:style style:name="T20" style:family="text">
      <style:text-properties style:font-name="Liberation Serif" fo:font-size="12pt" officeooo:rsid="003c24f4" style:font-size-asian="12pt" style:font-weight-asian="normal" style:font-size-complex="12pt" style:font-weight-complex="normal"/>
    </style:style>
    <style:style style:name="T21" style:family="text">
      <style:text-properties style:font-name="Liberation Serif" fo:font-size="12pt" fo:font-weight="bold" officeooo:rsid="003760c9" style:font-size-asian="12pt" style:font-weight-asian="bold" style:font-size-complex="12pt" style:font-weight-complex="bold"/>
    </style:style>
    <style:style style:name="T22" style:family="text">
      <style:text-properties style:font-name="Liberation Serif" fo:font-size="12pt" fo:language="en" fo:country="GB" style:font-size-asian="12pt" style:font-name-complex="Calibri" style:font-size-complex="12pt"/>
    </style:style>
    <style:style style:name="T23" style:family="text">
      <style:text-properties style:font-name="Liberation Serif" fo:font-size="12pt" fo:language="en" fo:country="GB" officeooo:rsid="001ab5a2" style:font-size-asian="12pt" style:font-name-complex="Calibri" style:font-size-complex="12pt"/>
    </style:style>
    <style:style style:name="T24" style:family="text">
      <style:text-properties style:font-name="Liberation Serif" fo:font-size="12pt" fo:language="en" fo:country="GB" officeooo:rsid="00459b91" style:font-size-asian="12pt" style:font-name-complex="Calibri" style:font-size-complex="12pt"/>
    </style:style>
    <style:style style:name="T25" style:family="text">
      <style:text-properties style:font-name="Liberation Serif" fo:font-size="12pt" fo:language="en" fo:country="GB" officeooo:rsid="001fd534" style:font-size-asian="12pt" style:font-name-complex="Calibri" style:font-size-complex="12pt"/>
    </style:style>
    <style:style style:name="T26" style:family="text">
      <style:text-properties style:font-name="Liberation Serif" fo:font-size="12pt" fo:language="en" fo:country="GB" officeooo:rsid="004bc852" style:font-size-asian="12pt" style:font-name-complex="Calibri" style:font-size-complex="12pt"/>
    </style:style>
    <style:style style:name="T27" style:family="text">
      <style:text-properties style:font-name="Liberation Serif" fo:font-size="12pt" fo:language="en" fo:country="GB" officeooo:rsid="001ea1b8" style:font-size-asian="12pt" style:font-name-complex="Calibri" style:font-size-complex="12pt"/>
    </style:style>
    <style:style style:name="T28" style:family="text">
      <style:text-properties style:font-name="Liberation Serif" officeooo:rsid="001fd534"/>
    </style:style>
    <style:style style:name="T29" style:family="text">
      <style:text-properties officeooo:rsid="001a0fdc"/>
    </style:style>
    <style:style style:name="T30" style:family="text">
      <style:text-properties style:text-position="super 58%"/>
    </style:style>
    <style:style style:name="T31" style:family="text">
      <style:text-properties style:text-position="super 58%" fo:language="en" fo:country="GB" style:font-name-complex="Calibri"/>
    </style:style>
    <style:style style:name="T32" style:family="text">
      <style:text-properties officeooo:rsid="001d4246"/>
    </style:style>
    <style:style style:name="T33" style:family="text">
      <style:text-properties style:text-position="sub 58%"/>
    </style:style>
    <style:style style:name="T34" style:family="text">
      <style:text-properties officeooo:rsid="0021a8b9"/>
    </style:style>
    <style:style style:name="T35" style:family="text">
      <style:text-properties officeooo:rsid="00229ecc"/>
    </style:style>
    <style:style style:name="T36" style:family="text">
      <style:text-properties officeooo:rsid="00239eca"/>
    </style:style>
    <style:style style:name="T37" style:family="text">
      <style:text-properties officeooo:rsid="0023c37f"/>
    </style:style>
    <style:style style:name="T38" style:family="text">
      <style:text-properties fo:font-weight="normal" style:font-weight-asian="normal" style:font-weight-complex="normal"/>
    </style:style>
    <style:style style:name="T39" style:family="text">
      <style:text-properties fo:font-weight="normal" officeooo:rsid="001931f4" style:font-weight-asian="normal" style:font-weight-complex="normal"/>
    </style:style>
    <style:style style:name="T40" style:family="text">
      <style:text-properties fo:font-weight="normal" officeooo:rsid="0023c37f" style:font-weight-asian="normal" style:font-weight-complex="normal"/>
    </style:style>
    <style:style style:name="T41" style:family="text">
      <style:text-properties officeooo:rsid="0025de22"/>
    </style:style>
    <style:style style:name="T42" style:family="text">
      <style:text-properties officeooo:rsid="0027d49c"/>
    </style:style>
    <style:style style:name="T43" style:family="text">
      <style:text-properties officeooo:rsid="00289162"/>
    </style:style>
    <style:style style:name="T44" style:family="text">
      <style:text-properties officeooo:rsid="002b5413"/>
    </style:style>
    <style:style style:name="T45" style:family="text">
      <style:text-properties officeooo:rsid="002facf8"/>
    </style:style>
    <style:style style:name="T46" style:family="text">
      <style:text-properties style:font-name="Liberation Serif1" officeooo:rsid="002facf8"/>
    </style:style>
    <style:style style:name="T47" style:family="text">
      <style:text-properties officeooo:rsid="00305fea"/>
    </style:style>
    <style:style style:name="T48" style:family="text">
      <style:text-properties officeooo:rsid="003294c6"/>
    </style:style>
    <style:style style:name="T49" style:family="text">
      <style:text-properties fo:font-variant="normal" fo:text-transform="none" fo:color="#000000" style:text-line-through-style="none" style:text-line-through-type="none" style:font-name="Liberation Serif" fo:font-size="12pt" fo:letter-spacing="normal" fo:font-style="normal" style:text-blinking="false" style:font-size-asian="12pt" style:font-size-complex="12pt"/>
    </style:style>
    <style:style style:name="T50" style:family="text">
      <style:text-properties fo:font-variant="normal" fo:text-transform="none" fo:color="#000000" style:text-line-through-style="none" style:text-line-through-type="none" style:font-name="Liberation Serif" fo:font-size="12pt" fo:letter-spacing="normal" fo:font-style="normal" officeooo:rsid="0038b177" style:text-blinking="false" style:font-size-asian="12pt" style:font-size-complex="12pt"/>
    </style:style>
    <style:style style:name="T51" style:family="text">
      <style:text-properties fo:font-variant="normal" fo:text-transform="none" fo:color="#000000" style:text-line-through-style="none" style:text-line-through-type="none" style:font-name="Liberation Serif" fo:font-size="12pt" fo:letter-spacing="normal" fo:font-style="normal" officeooo:rsid="003c24f4" style:text-blinking="false" style:font-size-asian="12pt" style:font-size-complex="12pt"/>
    </style:style>
    <style:style style:name="T52" style:family="text">
      <style:text-properties fo:font-variant="normal" fo:text-transform="none" fo:color="#000000" style:text-line-through-style="none" style:text-line-through-type="none" style:font-name="Liberation Serif" fo:font-size="12pt" fo:letter-spacing="normal" fo:font-style="normal" fo:font-weight="bold" style:text-blinking="false" style:font-size-asian="12pt" style:font-weight-asian="bold" style:font-size-complex="12pt" style:font-weight-complex="bold"/>
    </style:style>
    <style:style style:name="T53"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54" style:family="text">
      <style:text-properties fo:font-variant="normal" fo:text-transform="none" fo:color="#400010" style:font-name="Liberation Serif" fo:font-size="12pt" fo:letter-spacing="normal" fo:font-style="normal" officeooo:rsid="003c24f4" style:font-size-asian="12pt" style:font-weight-asian="normal" style:font-size-complex="12pt" style:font-weight-complex="normal"/>
    </style:style>
    <style:style style:name="T55" style:family="text">
      <style:text-properties fo:font-variant="normal" fo:text-transform="none" fo:color="#400010" style:font-name="Liberation Serif" fo:font-size="12pt" fo:letter-spacing="normal" fo:font-style="normal" fo:font-weight="bold" officeooo:rsid="0038b177" style:font-size-asian="12pt" style:font-weight-asian="normal" style:font-size-complex="12pt" style:font-weight-complex="normal"/>
    </style:style>
    <style:style style:name="T56" style:family="text">
      <style:text-properties fo:font-variant="normal" fo:text-transform="none" fo:color="#400010" style:font-name="Liberation Serif" fo:font-size="12pt" fo:letter-spacing="normal" fo:font-style="normal" fo:font-weight="bold" officeooo:rsid="003c24f4" style:font-size-asian="12pt" style:font-weight-asian="normal" style:font-size-complex="12pt" style:font-weight-complex="normal"/>
    </style:style>
    <style:style style:name="T57" style:family="text">
      <style:text-properties fo:font-variant="normal" fo:text-transform="none" fo:color="#333333" fo:font-size="12pt" fo:letter-spacing="normal" fo:language="en" fo:country="GB" fo:font-style="normal" fo:font-weight="normal" style:font-size-asian="12pt" style:font-name-complex="Calibri" style:font-size-complex="12pt"/>
    </style:style>
    <style:style style:name="T58" style:family="text">
      <style:text-properties officeooo:rsid="003760c9" style:font-weight-asian="normal" style:font-weight-complex="normal"/>
    </style:style>
    <style:style style:name="T59" style:family="text">
      <style:text-properties officeooo:rsid="003c24f4" style:font-weight-asian="normal" style:font-weight-complex="normal"/>
    </style:style>
    <style:style style:name="T60" style:family="text">
      <style:text-properties officeooo:rsid="003a5c26"/>
    </style:style>
    <style:style style:name="T61" style:family="text">
      <style:text-properties officeooo:rsid="003c66f0"/>
    </style:style>
    <style:style style:name="T62" style:family="text">
      <style:text-properties fo:language="en" fo:country="GB" style:font-name-complex="Calibri"/>
    </style:style>
    <style:style style:name="T63" style:family="text">
      <style:text-properties fo:language="en" fo:country="US" style:font-name-complex="Calibri"/>
    </style:style>
    <style:style style:name="T64" style:family="text">
      <style:text-properties officeooo:rsid="00408db5"/>
    </style:style>
    <style:style style:name="T65" style:family="text">
      <style:text-properties officeooo:rsid="00412abf"/>
    </style:style>
    <style:style style:name="T66" style:family="text">
      <style:text-properties officeooo:rsid="00459b91"/>
    </style:style>
    <style:style style:name="T67" style:family="text">
      <style:text-properties fo:font-size="12pt" fo:language="en" fo:country="GB" style:font-size-asian="12pt" style:font-name-complex="Calibri" style:font-size-complex="12pt"/>
    </style:style>
    <style:style style:name="T68" style:family="text">
      <style:text-properties officeooo:rsid="0049652e"/>
    </style:style>
    <style:style style:name="T69" style:family="text">
      <style:text-properties officeooo:rsid="004bc852"/>
    </style:style>
    <style:style style:name="T70" style:family="text">
      <style:text-properties officeooo:rsid="004c5ca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Phagosome Maturation LysoTracker <text:span text:style-name="T61">with THP-1 cells</text:span></text:p>
      <text:p text:style-name="P13"/>
      <text:p text:style-name="P77">THP-1 cells are usually spilt with 10 ml of cells and 20 ml MEDIUM during the week (Monday and Wednesday) and with 10 ml of cells and 30 ml MEDIUM on Friday</text:p>
      <text:p text:style-name="P77"/>
      <text:p text:style-name="P76">Split cells: Day -9</text:p>
      <text:list xml:id="list747070844946882156" text:style-name="WW8Num13">
        <text:list-item>
          <text:p text:style-name="P107"><text:span text:style-name="T9">20 ml of cells and 40 ml MEDIUM <text:s/>(in </text:span><text:span text:style-name="T62">75 cm</text:span><text:span text:style-name="T31">2</text:span><text:span text:style-name="T9"> </text:span><text:span text:style-name="T62">flasks)</text:span></text:p>
        </text:list-item>
      </text:list>
      <text:p text:style-name="P79"/>
      <text:p text:style-name="P76">Split cells: Day -7</text:p>
      <text:list xml:id="list142122960245156" text:continue-numbering="true" text:style-name="WW8Num13">
        <text:list-item>
          <text:p text:style-name="P107"><text:span text:style-name="T9">50 ml of cells and 150 ml MEDIUM <text:s/>(in </text:span><text:span text:style-name="T62">150 cm</text:span><text:span text:style-name="T31">2</text:span><text:span text:style-name="T9"> </text:span><text:span text:style-name="T62">flasks)</text:span></text:p>
        </text:list-item>
      </text:list>
      <text:p text:style-name="P75"/>
      <text:p text:style-name="P76">Seed cells for differentiation: Day -4 </text:p>
      <text:list xml:id="list895647733321805488" text:style-name="WW8Num4">
        <text:list-item>
          <text:p text:style-name="P109">Centrifuge 200 ml of cell culture in four 50 ml centrifuge tubes at 1000 rpm for 5 min</text:p>
        </text:list-item>
        <text:list-item>
          <text:p text:style-name="P109">Keep at least 30 ml supernatant for later use</text:p>
        </text:list-item>
        <text:list-item>
          <text:p text:style-name="P109">Resuspend pellets in 1 ml MEDIUM each</text:p>
        </text:list-item>
        <text:list-item>
          <text:p text:style-name="P109">Pool the four centrifuge tubes to two centrifuge tubes</text:p>
        </text:list-item>
        <text:list-item>
          <text:p text:style-name="P109">Final volumes for each of the two centrifuge tubes: </text:p>
        </text:list-item>
      </text:list>
      <text:p text:style-name="P79">35 ml MEDIUM + 15 ml supernatant + 50 µl PMA (100 µg/ml)</text:p>
      <text:list xml:id="list142123392959730" text:continue-numbering="true" text:style-name="WW8Num4">
        <text:list-item>
          <text:p text:style-name="P108"><text:span text:style-name="T9">Seed THP-1 cells into two </text:span><text:span text:style-name="T10">petri dishes per centrifuge tubes <text:s/>(2 x 25 ml) </text:span></text:p>
        </text:list-item>
        <text:list-item>
          <text:p text:style-name="P108"><text:span text:style-name="T10">Incubate the four petri dishes containing 100 ng/ml PMA at 37° C and 5% CO</text:span><text:span text:style-name="T8">2</text:span></text:p>
        </text:list-item>
      </text:list>
      <text:p text:style-name="P78"/>
      <text:p text:style-name="P56">Day -1: </text:p>
      <text:p text:style-name="P57">Coat coverslips with Poly-D-lysine Hydrobromide (Sigma, P7280-5MG): </text:p>
      <text:list xml:id="list1080924383718080175" text:style-name="L1">
        <text:list-item>
          <text:p text:style-name="P80">Add 50 ml of sterile tissue culture grade water to 5 mg of poly-D-lysine. </text:p>
        </text:list-item>
        <text:list-item>
          <text:p text:style-name="P80">Aseptically coat culture surface with 0.5-1.0 ml of solution per 25 cm<text:span text:style-name="T30">2</text:span> (100µl per well). Rock gently to ensure even coating of the culture surface. </text:p>
        </text:list-item>
        <text:list-item>
          <text:p text:style-name="P80">After 5 minutes, remove solution by aspiration and thoroughly rinse surface with sterile tissue culture grade water. </text:p>
        </text:list-item>
        <text:list-item>
          <text:p text:style-name="P80">Allow to dry at least two hours before introducing cells and medium. </text:p>
        </text:list-item>
      </text:list>
      <text:p text:style-name="P55"/>
      <text:p text:style-name="P57">Seed cells: </text:p>
      <text:list xml:id="list4869119280500607356" text:style-name="L2">
        <text:list-item>
          <text:p text:style-name="P81">Wash the 4 petri dishes 2 times with 10ml PBS per petri dish</text:p>
        </text:list-item>
        <text:list-item>
          <text:p text:style-name="P82"><text:span text:style-name="T63">Add 5 ml accutase per petri dish, incubate at </text:span><text:span text:style-name="T10">37°C for up to 30 minutes. Shake from time to time until cells are detached.</text:span></text:p>
        </text:list-item>
        <text:list-item>
          <text:p text:style-name="P82"><text:span text:style-name="T10">For each petri dish add 5 ml MEDIUM and transfer cells to a 50 ml c</text:span><text:span text:style-name="T62">entrifuge tube</text:span><text:span text:style-name="T10"> </text:span></text:p>
        </text:list-item>
        <text:list-item>
          <text:p text:style-name="P82"><text:span text:style-name="T10">Wash each petri dish with 10 ml MEDIUM and transfer cells to the 50 ml c</text:span><text:span text:style-name="T62">entrifuge tube</text:span><text:span text:style-name="T10"> </text:span></text:p>
        </text:list-item>
        <text:list-item>
          <text:p text:style-name="P90">Centrifuge the four centrifuge tubes at 1000 rpm for 5 minutes </text:p>
        </text:list-item>
        <text:list-item>
          <text:p text:style-name="P82"><text:span text:style-name="T10">Resuspend each pellet in 1 ml MEDIUM, pool to one c</text:span><text:span text:style-name="T62">entrifuge tube</text:span><text:span text:style-name="T10"> and wash others with 6ml MEDIUM to have a final volume of 10 ml with cells from 4 petri dishes.</text:span></text:p>
        </text:list-item>
        <text:list-item>
          <text:p text:style-name="P90">Mix 50 µl of cell suspension with 50 µl of Trypan Blue solution</text:p>
        </text:list-item>
        <text:list-item>
          <text:p text:style-name="P90">Pipette 10 µl of the mix into a Neubauer improved cell counting chamber</text:p>
        </text:list-item>
        <text:list-item>
          <text:p text:style-name="P90">Count the cells in the 4 x 16 squares under 10x microscope, do not count blue (dead) cells</text:p>
        </text:list-item>
        <text:list-item>
          <text:p text:style-name="P82"><text:span text:style-name="T10">Number of cells in the mix with trypan blue: <text:s/>(A+B+C+D) / 4 x 10</text:span><text:span text:style-name="T7">4</text:span><text:span text:style-name="T10">/ml <text:s/></text:span></text:p>
        </text:list-item>
        <text:list-item>
          <text:p text:style-name="P90">Cell suspension is 2x the number of cells counted (dilution with trypan blue) </text:p>
        </text:list-item>
        <text:list-item>
          <text:p text:style-name="P82"><text:span text:style-name="T10">e.g.: (32 + 41 + 35 + 37) / 4 * 2 * 10</text:span><text:span text:style-name="T7">4</text:span><text:span text:style-name="T10"> = 72.5 * 10</text:span><text:span text:style-name="T7">4</text:span><text:span text:style-name="T10"> cells/ml</text:span></text:p>
        </text:list-item>
        <text:list-item>
          <text:p text:style-name="P84"><text:span text:style-name="T10">Seed </text:span><text:span text:style-name="T11">1</text:span><text:span text:style-name="T10">ml of </text:span><text:span text:style-name="T11">2.5</text:span><text:span text:style-name="T10"> * 10</text:span><text:span text:style-name="T7">5</text:span><text:span text:style-name="T10"> cells/ml</text:span></text:p>
        </text:list-item>
      </text:list>
      <text:p text:style-name="P26"/>
      <text:p text:style-name="P61">Day 0: </text:p>
      <text:p text:style-name="P19"/>
      <text:p text:style-name="P28">Labelling of Mycobacterium bovis BCG with Alexa 488:</text:p>
      <text:p text:style-name="P19"/>
      <text:list xml:id="list4102102612676702091" text:style-name="L3">
        <text:list-item>
          <text:p text:style-name="P92">Measure OD<text:span text:style-name="T33">600</text:span> of cultures.</text:p>
        </text:list-item>
        <text:list-item>
          <text:p text:style-name="P93">Spin down 50ml of BCG culture (rolling at 37C) (30 min at 4400 RPM). </text:p>
        </text:list-item>
        <text:list-item>
          <text:p text:style-name="P93">Meanwhile turn on the thermomixer (90°C) <text:span text:style-name="T45">if needed</text:span>. </text:p>
        </text:list-item>
        <text:list-item>
          <text:p text:style-name="P93">Resuspend in 10ml of sterile PBS (wash away Tween 80) and add another 25ml PBS. </text:p>
        </text:list-item>
        <text:list-item>
          <text:p text:style-name="P93">Spin down 30 min at 4400 RPM. </text:p>
        </text:list-item>
        <text:list-item>
          <text:p text:style-name="P93">Resuspend in 200ul of PBS pH 7.2. </text:p>
        </text:list-item>
        <text:list-item>
          <text:p text:style-name="P93">Kill “dead” 10 min 90°C (Heat-block without shaking)</text:p>
        </text:list-item>
        <text:list-item>
          <text:p text:style-name="P93">Add 10ul Alexa 488 succimidyl ester (Molecular Probes #A20000, 1mg/ml in DMSO) in each eppendorf <text:s/>(final concentration 50<text:span text:style-name="T46">μ</text:span>g/ml) </text:p>
        </text:list-item>
        <text:list-item>
          <text:p text:style-name="P93">Incubate 1 hour, RT, in dark, on shaking table, 800rpm. </text:p>
        </text:list-item>
        <text:list-item>
          <text:p text:style-name="P93">Add 1ml of PBS </text:p>
        </text:list-item>
        <text:list-item>
          <text:p text:style-name="P93">1. Spin bacteria 15 min at 8000 RPM (Heraeus Biofuge Pico). </text:p>
        </text:list-item>
        <text:list-item>
          <text:p text:style-name="P93">Resusped in 1ml PBS. </text:p>
        </text:list-item>
        <text:list-item>
          <text:p text:style-name="P93">2. Spin bacteria 15 min at 8000 RPM (Heraeus Biofuge Pico). </text:p>
        </text:list-item>
        <text:list-item>
          <text:p text:style-name="P106">Make Mastermix (40ml) with <text:span text:style-name="T28">RPMI 1640 Medium, no glutamine, no phenol red</text:span><text:span text:style-name="T23"> </text:span><text:span text:style-name="T24">(without FBS) </text:span><text:span text:style-name="T22">and </text:span><text:span text:style-name="T27">1/10,000 LysoTracker® Red DND-99</text:span><text:span text:style-name="T22"> </text:span></text:p>
          <text:p text:style-name="P96"><text:span text:style-name="T22">(LysoTracker can be prediluted 1:10 in PBS).</text:span></text:p>
        </text:list-item>
        <text:list-item>
          <text:p text:style-name="P94">Resuspend in 800µl <text:span text:style-name="T26">Mastermix</text:span>. </text:p>
        </text:list-item>
        <text:list-item>
          <text:p text:style-name="P93">Homogenize bacteria with needle (1 ml syringe) <text:span text:style-name="T68">1</text:span>0 times. </text:p>
        </text:list-item>
        <text:list-item>
          <text:p text:style-name="P94">Resuspend in 6ml <text:span text:style-name="T69">Mastermix</text:span><text:span text:style-name="T24">.</text:span></text:p>
        </text:list-item>
        <text:list-item>
          <text:p text:style-name="P94">Dilute to OD<text:span text:style-name="T33">600</text:span> <text:s/>= 0.0<text:span text:style-name="T64">5</text:span> <text:s/>(5 * 10<text:span text:style-name="T30">7</text:span> Bac/ml <text:span text:style-name="T44">would result in a MOI of 1:100</text:span>) <text:span text:style-name="T66">in Mastermix</text:span><text:span text:style-name="T24">.</text:span></text:p>
          <text:p text:style-name="P95"><text:s/></text:p>
        </text:list-item>
      </text:list>
      <text:p text:style-name="P28"/>
      <text:p text:style-name="P28">Infection:</text:p>
      <text:p text:style-name="P19"/>
      <text:list xml:id="list4913760875096257620" text:style-name="L4">
        <text:list-item>
          <text:p text:style-name="P97"><text:span text:style-name="T64">Place cells on ice, r</text:span>emove media and add 1ml of bacteria suspension <text:span text:style-name="T69">in Mastermix.</text:span></text:p>
        </text:list-item>
        <text:list-item>
          <text:p text:style-name="P98">Spin down 5min at 800 RPM at RT. </text:p>
        </text:list-item>
        <text:list-item>
          <text:p text:style-name="P98">Incubate <text:span text:style-name="T64">30</text:span>min at 37°C, 5% CO<text:span text:style-name="T33">2</text:span>. </text:p>
        </text:list-item>
        <text:list-item>
          <text:p text:style-name="P98">Wash <text:span text:style-name="T70">2</text:span>x with PBS. </text:p>
        </text:list-item>
        <text:list-item>
          <text:p text:style-name="P98">Fix 15min with 4% paraformaldehyde (1ml/well) </text:p>
        </text:list-item>
        <text:list-item>
          <text:p text:style-name="P98">Wash <text:span text:style-name="T47">2</text:span>x with PBS </text:p>
        </text:list-item>
        <text:list-item>
          <text:p text:style-name="P98">Add 0.4 ml Whole Cell staining to each well. </text:p>
        </text:list-item>
        <text:list-item>
          <text:p text:style-name="P98">Incubate 30min at room temperature </text:p>
        </text:list-item>
        <text:list-item>
          <text:p text:style-name="P98">Wash 1x with PBS. </text:p>
        </text:list-item>
        <text:list-item>
          <text:p text:style-name="P98">Mount cover slip with ProLong Diamond Antifade Mountant, cure for 24h at room temperature in the dark.</text:p>
        </text:list-item>
      </text:list>
      <text:p text:style-name="P19"/>
      <text:p text:style-name="P19"/>
      <text:p text:style-name="P19"/>
      <text:p text:style-name="P19"/>
      <text:p text:style-name="P19"/>
      <text:p text:style-name="P27"/>
      <text:p text:style-name="P62">Materials:</text:p>
      <text:p text:style-name="P16"/>
      <text:list xml:id="list4748721699233280480" text:style-name="L5">
        <text:list-item>
          <text:p text:style-name="P100">Poly-D-lysine hydrobromide, Sigma-Aldrich: P7280-5MG</text:p>
        </text:list-item>
        <text:list-item>
          <text:p text:style-name="P101"><text:span text:style-name="T35">Cover glasses, (</text:span>Deckgläser, Rund, Stärke 1.5, 12mm Ø<text:span text:style-name="T35">)</text:span>, Karl-Hecht, </text:p>
        </text:list-item>
        <text:list-item>
          <text:p text:style-name="P101">VWR: HECH1001/12/1.5, Deckglas-Dicke 0,17mm+-0,01mm<text:tab/><text:tab/> <text:tab/><text:tab/> </text:p>
        </text:list-item>
        <text:list-item>
          <text:p text:style-name="P85">RPMI 1640 Medium, no glutamine, ThermoFisher Scientific: 31870-074</text:p>
        </text:list-item>
        <text:list-item>
          <text:p text:style-name="P99">PBS, pH 7.4, T<text:span text:style-name="T14">hermoFisher Scientific: 10010-056</text:span></text:p>
        </text:list-item>
        <text:list-item>
          <text:p text:style-name="P89">FBS gamma-irradiated, ThermoFisher Scientific: 10499-044</text:p>
        </text:list-item>
        <text:list-item>
          <text:p text:style-name="P89">MEDIUM: RPMI 1640 Medium, no glutamine + 10% FBS gamma-irradiated</text:p>
        </text:list-item>
        <text:list-item>
          <text:p text:style-name="P89">RPMI 1640 Medium, no glutamine, no phenol red, <text:span text:style-name="T67">ThermoFisher Scientific: </text:span><text:span text:style-name="T57">32404014</text:span></text:p>
        </text:list-item>
        <text:list-item>
          <text:p text:style-name="P89"><text:span text:style-name="T67">PMA (Phorbol 12-myristate 13-acetate), Sigma-Aldrich: P1585-1MG</text:span><text:tab/> </text:p>
        </text:list-item>
        <text:list-item>
          <text:p text:style-name="P99"><text:span text:style-name="T14">Trypan Blue Solution, 0.4%, ThermoFisher Scientific: 15250-0</text:span>61 </text:p>
          <text:p text:style-name="P99"><text:tab/> </text:p>
        </text:list-item>
        <text:list-item>
          <text:p text:style-name="P91">Alexa Fluor® 488 NHS Ester (Succinimidyl Ester), <text:span text:style-name="T32">ThermoFisher Scientific</text:span>: A-20000<text:tab/> </text:p>
        </text:list-item>
        <text:list-item>
          <text:p text:style-name="P91">LysoTracker® Red DND-99, <text:span text:style-name="T32">ThermoFisher Scientific</text:span>: L-7528<text:tab/></text:p>
        </text:list-item>
        <text:list-item>
          <text:p text:style-name="P99"><text:span text:style-name="T13">Pierce™ 16% Formaldehyde (w/v), Methanol-free,<text:tab/>ThermoFisher Scientific: </text:span><text:a xlink:type="simple" xlink:href="https://www.thermofisher.com/order/catalog/product/28908" text:style-name="Internet_20_link" text:visited-style-name="Visited_20_Internet_20_Link"><text:span text:style-name="T53">28908</text:span></text:a><text:span text:style-name="T12"> </text:span></text:p>
        </text:list-item>
        <text:list-item>
          <text:p text:style-name="P91">Whole Cell Stain Blue, <text:span text:style-name="T32">ThermoFisher Scientific</text:span>: 8403501<text:tab/><text:tab/> </text:p>
        </text:list-item>
        <text:list-item>
          <text:p text:style-name="P91">ProLong® Diamond Antifade Mountant, <text:span text:style-name="T32">ThermoFisher Scientific</text:span>: P36965<text:tab/><text:tab/> </text:p>
          <text:p text:style-name="P86"/>
        </text:list-item>
        <text:list-item>
          <text:p text:style-name="P88">Neubauer improved cell counting chamber<text:tab/></text:p>
        </text:list-item>
        <text:list-item>
          <text:p text:style-name="P103">Disposable hollow needle, </text:p>
          <text:p text:style-name="P102">B BRAUN STERICAN <text:span text:style-name="T43">(</text:span>Einmalkanülen<text:span text:style-name="T43">)</text:span> 0,45x12 mm 26G x 1/2", REF: 4665457<text:tab/></text:p>
        </text:list-item>
        <text:list-item>
          <text:p text:style-name="P85"><text:span text:style-name="T42">Centrifuge Tubes</text:span>, 50ml, TPP: 91050<text:tab/><text:tab/> </text:p>
        </text:list-item>
        <text:list-item>
          <text:p text:style-name="P87">Tissue Culture Dishes, VWR: 734-2321</text:p>
        </text:list-item>
        <text:list-item>
          <text:p text:style-name="P83"><text:span text:style-name="T62">Tissue culture flasks 75 cm</text:span><text:span text:style-name="T31">2</text:span><text:span text:style-name="T62">, TPP: 90076 </text:span></text:p>
        </text:list-item>
        <text:list-item>
          <text:p text:style-name="P83"><text:span text:style-name="T62">Tissue culture flasks 150 cm</text:span><text:span text:style-name="T31">2</text:span><text:span text:style-name="T62">, TPP: 90151 </text:span></text:p>
        </text:list-item>
        <text:list-item>
          <text:p text:style-name="P88">Heraeus Biofuge Pico, 24 Place Microlitre centrifuge<text:tab/></text:p>
          <text:p text:style-name="P88"/>
        </text:list-item>
        <text:list-item>
          <text:p text:style-name="P87">Bacteria cultures in Roller bottles </text:p>
        </text:list-item>
        <text:list-item>
          <text:p text:style-name="P87">48-well plates with adherent THP-1 cells</text:p>
        </text:list-item>
        <text:list-item>
          <text:p text:style-name="P87">COS plates</text:p>
        </text:list-item>
        <text:list-item>
          <text:p text:style-name="P87">7H9 broth</text:p>
        </text:list-item>
      </text:list>
      <text:p text:style-name="P58">Confocal Microscopy: </text:p>
      <text:p text:style-name="P14"/>
      <text:p text:style-name="P17">CLSM Leica SP8 gated STED</text:p>
      <text:p text:style-name="P17">Inverse CLSM (Leica DMI6000B,Model SP8, <text:s/>manufactured 2012). </text:p>
      <text:p text:style-name="P17"/>
      <text:p text:style-name="P18">Magnification <text:tab/><text:tab/>63 </text:p>
      <text:p text:style-name="P18">ObjectiveName <text:tab/><text:tab/>HC PL APO CS2 63x/1.40 OIL </text:p>
      <text:p text:style-name="P18">Immersion <text:tab/><text:tab/><text:tab/>OIL </text:p>
      <text:p text:style-name="P18">NumericalAperture <text:tab/>1.40 </text:p>
      <text:p text:style-name="P18">RefractionIndex <text:tab/><text:tab/>1.518 </text:p>
      <text:p text:style-name="P18">Pinhole <text:tab/><text:tab/><text:tab/><text:tab/>95.6 µm </text:p>
      <text:p text:style-name="P18">PinholeAiry <text:tab/><text:tab/>1.00 AU </text:p>
      <text:p text:style-name="P14">ProLong® Diamond Antifade Mountant: Refractive index of cured mountant: <text:tab/>1.47<text:tab/><text:tab/> </text:p>
      <text:p text:style-name="P18"/>
      <text:p text:style-name="P14"/>
      <table:table table:name="Tabelle1" table:style-name="Tabelle1">
        <table:table-column table:style-name="Tabelle1.A"/>
        <table:table-column table:style-name="Tabelle1.B"/>
        <table:table-column table:style-name="Tabelle1.C"/>
        <table:table-row>
          <table:table-cell table:style-name="Tabelle1.A1" office:value-type="string">
            <text:p text:style-name="P64">Fluorochrome</text:p>
          </table:table-cell>
          <table:table-cell table:style-name="Tabelle1.A1" office:value-type="string">
            <text:p text:style-name="P64">Excitation (nm)</text:p>
          </table:table-cell>
          <table:table-cell table:style-name="Tabelle1.C1" office:value-type="string">
            <text:p text:style-name="P64">Emission (nm)</text:p>
          </table:table-cell>
        </table:table-row>
        <table:table-row>
          <table:table-cell table:style-name="Tabelle1.A2" office:value-type="string">
            <text:p text:style-name="P64">Whole Cell Stain Blue</text:p>
          </table:table-cell>
          <table:table-cell table:style-name="Tabelle1.B2" office:value-type="string">
            <text:p text:style-name="P64">350</text:p>
          </table:table-cell>
          <table:table-cell table:style-name="Tabelle1.C2" office:value-type="string">
            <text:p text:style-name="P64">450</text:p>
          </table:table-cell>
        </table:table-row>
        <table:table-row>
          <table:table-cell table:style-name="Tabelle1.A2" office:value-type="string">
            <text:p text:style-name="P14">Alexa Fluor® 488 NHS Ester</text:p>
          </table:table-cell>
          <table:table-cell table:style-name="Tabelle1.B3" office:value-type="string">
            <text:p text:style-name="P65">499</text:p>
          </table:table-cell>
          <table:table-cell table:style-name="Tabelle1.C3" office:value-type="string">
            <text:p text:style-name="P64">519</text:p>
          </table:table-cell>
        </table:table-row>
        <table:table-row>
          <table:table-cell table:style-name="Tabelle1.A2" office:value-type="string">
            <text:p text:style-name="P63">LysoTracker® Red DND-99</text:p>
          </table:table-cell>
          <table:table-cell table:style-name="Tabelle1.B4" office:value-type="string">
            <text:p text:style-name="P64">577</text:p>
          </table:table-cell>
          <table:table-cell table:style-name="Tabelle1.C4" office:value-type="string">
            <text:p text:style-name="P64">590</text:p>
          </table:table-cell>
        </table:table-row>
      </table:table>
      <text:p text:style-name="P32"/>
      <text:p text:style-name="P14"/>
      <text:p text:style-name="P30">Dimensions </text:p>
      <text:p text:style-name="P38"/>
      <text:p text:style-name="P38">Dimension<text:tab/><text:tab/>Logical Size<text:tab/><text:tab/>Physical Length<text:tab/><text:tab/>Pixel Size / Voxel Size </text:p>
      <text:p text:style-name="P38">X<text:tab/><text:tab/><text:tab/><text:tab/>832<text:tab/><text:tab/><text:tab/><text:tab/>41.52 <text:s/>µm<text:tab/><text:tab/><text:tab/>0.04990134615384615 <text:s/>µm </text:p>
      <text:p text:style-name="P38">Y<text:tab/><text:tab/><text:tab/><text:tab/>832<text:tab/><text:tab/><text:tab/><text:tab/>41.52 <text:s/>µm<text:tab/><text:tab/><text:tab/>0.04990134615384615 <text:s/>µm </text:p>
      <text:p text:style-name="P38">Z<text:tab/><text:tab/><text:tab/><text:tab/>46<text:tab/><text:tab/><text:tab/><text:tab/>6.76 <text:s/>µm<text:tab/><text:tab/><text:tab/>0.15020385714285714 <text:s/>µm </text:p>
      <text:p text:style-name="P38"><text:tab/> </text:p>
      <text:p text:style-name="P38"/>
      <text:p text:style-name="P30">Channels </text:p>
      <text:p text:style-name="P38"/>
      <text:p text:style-name="P38">LUT<text:tab/><text:tab/>Resolution<text:tab/>Min<text:tab/><text:tab/>Max<text:tab/> </text:p>
      <text:p text:style-name="P38">Green<text:tab/><text:tab/>12<text:tab/><text:tab/><text:tab/>0 <text:s/><text:tab/><text:tab/>4095 <text:s/><text:tab/> </text:p>
      <text:p text:style-name="P38">Red<text:tab/><text:tab/><text:tab/>12<text:tab/><text:tab/><text:tab/>0 <text:s/><text:tab/><text:tab/>4095 <text:s/><text:tab/> </text:p>
      <text:p text:style-name="P38">Blue<text:tab/><text:tab/>12<text:tab/><text:tab/><text:tab/>0 <text:s/><text:tab/><text:tab/>4095 <text:s/></text:p>
      <text:p text:style-name="P38"/>
      <text:p text:style-name="P38"/>
      <text:p text:style-name="P38"/>
      <text:p text:style-name="P38"/>
      <text:p text:style-name="P14"/>
      <text:p text:style-name="P14"/>
      <text:p text:style-name="P14">Ideal Nyquist sampling distances:<text:tab/><text:tab/> </text:p>
      <text:p text:style-name="P14">X ideal sampling rate (nm)<text:tab/>36.2<text:tab/> </text:p>
      <text:p text:style-name="P14">Y ideal sampling rate (nm)<text:tab/>36.2<text:tab/> </text:p>
      <text:p text:style-name="P14">Z ideal sampling rate (nm)<text:tab/>109<text:tab/> <text:tab/> </text:p>
      <text:p text:style-name="P14"><text:tab/><text:tab/> </text:p>
      <text:p text:style-name="P14">For Confocal Microscope images recorded with pinholes of around 1 Airy disk diameter, lateral sampling distances may be up to 1.6 times of the recommended Nyquist values without <text:soft-page-break/>significantly compromising image quality. </text:p>
      <text:p text:style-name="P14"><text:tab/></text:p>
      <text:p text:style-name="P14"/>
      <text:p text:style-name="P52">Software:</text:p>
      <text:p text:style-name="P9"/>
      <text:p text:style-name="P51">Huygens Professional:</text:p>
      <text:p text:style-name="P40">Deconvolve images with Huygens Professional:</text:p>
      <text:p text:style-name="P42"><text:a xlink:type="simple" xlink:href="http://www.zmb.uzh.ch/en/Instruments-and-tools/Image-processing-tools/Software/Huygens-Professional.html" text:style-name="Internet_20_link" text:visited-style-name="Visited_20_Internet_20_Link">http://www.zmb.uzh.ch/en/Instruments-and-tools/Image-processing-tools/Software/Huygens-Professional.html</text:a></text:p>
      <text:p text:style-name="P42">To use Hygens Professional use the Citrix Reiceiver to log onto a Virtual machine (VM) of the Center for Microscopy and Images Analysis of the University of Zurich:</text:p>
      <text:p text:style-name="P42"><text:a xlink:type="simple" xlink:href="http://www.zmb.uzh.ch/en/Howtos/How-to-use-an-image-processing-virtual-machine.html" text:style-name="Internet_20_link" text:visited-style-name="Visited_20_Internet_20_Link">http://www.zmb.uzh.ch/en/Howtos/How-to-use-an-image-processing-virtual-machine.html</text:a></text:p>
      <text:p text:style-name="P42">You need to reserve the virtual machine first in the reservation system using your Artologik login which your received when you registered as a ZMB user. For this use the “Reservation system” link below the “Quick Links” on <text:a xlink:type="simple" xlink:href="http://www.zmb.uzh.ch/" text:style-name="Internet_20_link" text:visited-style-name="Visited_20_Internet_20_Link">http://www.zmb.uzh.ch</text:a></text:p>
      <text:p text:style-name="P41"/>
      <text:p text:style-name="P50"><text:span text:style-name="T48">bactelize.ijm</text:span>:</text:p>
      <text:p text:style-name="P46">Images first have to be renamed (using bactelize-renamer.sh) such that first number indicates coverslip and second number enumerates the images. The first three coverslips are used for the first condition (e.g.: wild type is: 1-1.h5 to 1-15.h5 / 2-1.h5 to 2-15.h5 / 3-1.h5 to 3-15.h5), the coverslips 4 to 6 are used for the next condition (e.g.: dead is: 4-x.h5 to 6-x.h5) and coverslips 7 to 8 are used for the last condition (e.g.: ko is: 7-x.h5 to 9-x.h5).</text:p>
      <text:p text:style-name="P40">Open <text:span text:style-name="T60">the bactelize.ijm</text:span> macro with <text:span text:style-name="T2">Fiji</text:span> to process deconvolved images of HDF5 (.h5) file format.</text:p>
      <text:p text:style-name="P43">Press Run in the Fiji Script Editor to start the macro.</text:p>
      <text:p text:style-name="P47"><text:span text:style-name="T58">The script uses </text:span><text:span text:style-name="T59">the</text:span><text:span text:style-name="T58"> </text:span><text:span text:style-name="T55">HDF5 Plugin for ImageJ and Fiji, </text:span><text:span text:style-name="T54">the</text:span><text:span text:style-name="T56"> </text:span><text:span text:style-name="T3">Region Competi</text:span><text:span text:style-name="T21">tion</text:span><text:span text:style-name="T18"> </text:span><text:span text:style-name="T20">plugin </text:span><text:span text:style-name="T18">and </text:span><text:bookmark text:name="d_imagej_suite"/><text:span text:style-name="T19">the </text:span><text:span text:style-name="T52">3D ImageJ Suite</text:span><text:span text:style-name="T49"> </text:span><text:span text:style-name="T51">plugins </text:span><text:span text:style-name="T50">described below.</text:span></text:p>
      <text:p text:style-name="P43"/>
      <text:p text:style-name="P43"/>
      <text:p text:style-name="P24">Fiji:</text:p>
      <text:p text:style-name="P66">Fiji is an image processing package. It can be described as a "batteries-included" distribution of ImageJ (and ImageJ2), bundling Java, Java3<text:span text:style-name="T15">D and a lot of plugins organized into a coherent menu structure:</text:span></text:p>
      <text:p text:style-name="P66"><text:a xlink:type="simple" xlink:href="http://fiji.sc/Fiji" text:style-name="Internet_20_link" text:visited-style-name="Visited_20_Internet_20_Link"><text:span text:style-name="T15">http://fiji.sc/Fiji</text:span></text:a></text:p>
      <text:p text:style-name="P69"/>
      <text:p text:style-name="P69"/>
      <text:p text:style-name="P73">HDF5 Plugin for ImageJ and Fiji:</text:p>
      <text:p text:style-name="P74">HDF5 is a data format for storing extremely large and complex data collections. For more information see the official website http://hdf.ncsa.uiuc.edu/HDF5/. The plugin uses the jhdf5 library from ETH SIS for reading and writing HDF5 files:</text:p>
      <text:p text:style-name="P67"><text:a xlink:type="simple" xlink:href="http://lmb.informatik.uni-freiburg.de/resources/opensource/imagej_plugins/hdf5.html" text:style-name="Internet_20_link" text:visited-style-name="Visited_20_Internet_20_Link"><text:span text:style-name="T15">http://lmb.informatik.uni-freiburg.de/resources/opensource/imagej_plugins/hdf5.html</text:span></text:a></text:p>
      <text:p text:style-name="P70"/>
      <text:p text:style-name="P71"/>
      <text:p text:style-name="P72"><text:span text:style-name="T2">Region Competition</text:span>: </text:p>
      <text:p text:style-name="P68">J. Cardinale, G. Paul, and I. F. Sbalzarini. Discrete region competition for unknown numbers of connected regions. IEEE Trans. Image Process., 21(8):3531–3545, 2012. </text:p>
      <text:p text:style-name="P8"><text:a xlink:type="simple" xlink:href="http://mosaic.mpi-cbg.de/?q=downloads/RCITK" text:style-name="Internet_20_link" text:visited-style-name="Visited_20_Internet_20_Link">http://mosaic.mpi-cbg.de/?q=downloads/RCITK</text:a> </text:p>
      <text:p text:style-name="P48"/>
      <text:p text:style-name="P8"><text:span text:style-name="T38">Region Competition</text:span> is also available as plugin for Fiji: </text:p>
      <text:p text:style-name="P8"><text:a xlink:type="simple" xlink:href="http://mosaic.mpi-cbg.de/?q=downloads/imageJ" text:style-name="Internet_20_link" text:visited-style-name="Visited_20_Internet_20_Link">http://mosaic.mpi-cbg.de/?q=downloads/imageJ</text:a> </text:p>
      <text:p text:style-name="P49"><text:soft-page-break/><text:a xlink:type="simple" xlink:href="http://mosaic.mpi-cbg.de/MosaicToolboxSuite/MosaicToolsuiteTutorials.html" text:style-name="Internet_20_link" text:visited-style-name="Visited_20_Internet_20_Link">http://mosaic.mpi-cbg.de/MosaicToolboxSuite/MosaicToolsuiteTutorials.html</text:a> </text:p>
      <text:p text:style-name="P49"/>
      <text:p text:style-name="P8">Lif_extractor.ijm is to be used with Fiji and is taken from Supplementary Data to: </text:p>
      <text:p text:style-name="P8">A. Rizk, G. Paul, P. Incardona, M. Bugarski, M. Mansouri, A. Niemann, U. Ziegler, P. Berger, and I. F. Sbalzarini. Segmentation and quantification of subcellular structures in fluorescence microscopy images using Squassh. Nature Protocols, 9(3):586–596, 2014. </text:p>
      <text:p text:style-name="P8">http://mosaic.mpi-cbg.de/?q=downloads/imageJ </text:p>
      <text:p text:style-name="P8"/>
      <text:p text:style-name="P8"/>
      <text:p text:style-name="P54">3D ImageJ Suite:</text:p>
      <text:p text:style-name="P45">This “suite” is composed of : </text:p>
      <text:list xml:id="list6373288814774374316" text:style-name="L6">
        <text:list-item>
          <text:p text:style-name="P104">3D Filters (mean, median, max, min, tophat, max local, …) and edge and symmetry filter </text:p>
        </text:list-item>
        <text:list-item>
          <text:p text:style-name="P104">3D Segmentation (hysteresis thresholding, spots segmentation, watershed, …) </text:p>
        </text:list-item>
        <text:list-item>
          <text:p text:style-name="P104">3D Mathematical Morphology tools (fill holes, binary closing, distance map, …) </text:p>
        </text:list-item>
        <text:list-item>
          <text:p text:style-name="P105">3D RoiManager (3D display and analysis of 3D objects) </text:p>
        </text:list-item>
        <text:list-item>
          <text:p text:style-name="P104">3D Analysis (Geometrical measurements, Mesh measurements, Convex hull, …) </text:p>
        </text:list-item>
        <text:list-item>
          <text:p text:style-name="P104">3D MereoTopology (Relationship between objects) </text:p>
        </text:list-item>
        <text:list-item>
          <text:p text:style-name="P104">3D Tools (Drawing ellipsoids and lines, cropping, …) </text:p>
        </text:list-item>
      </text:list>
      <text:p text:style-name="P45">A 2D/3D spatial statistics plugin is also available.</text:p>
      <text:p text:style-name="P44"><text:a xlink:type="simple" xlink:href="http://imagejdocu.tudor.lu/doku.php?id=plugin:stacks:3d_ij_suite:start#d_imagej_suite" text:style-name="Internet_20_link" text:visited-style-name="Visited_20_Internet_20_Link">http://imagejdocu.tudor.lu/doku.php?id=plugin:stacks:3d_ij_suite:start#d_imagej_suite</text:a></text:p>
      <text:p text:style-name="P44"/>
      <text:p text:style-name="P60">Supplementary:</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3"/>
      <text:p text:style-name="P59">Obsolete:</text:p>
      <text:p text:style-name="P20">RC-bactelize <text:span text:style-name="T48">C++/ITK</text:span>:</text:p>
      <text:p text:style-name="P35"><text:span text:style-name="T1">The</text:span> program <text:span text:style-name="T1">RC-bactelize </text:span>is based on Region Competition <text:span text:style-name="T37">and requires ITK (Insight Segmentation and Registration Toolkit) and the Boost C++ Libraries .</text:span></text:p>
      <text:p text:style-name="P10"><text:span text:style-name="T39">Region Competition </text:span><text:span text:style-name="T40">(main.cxx) </text:span>was modified by Michael Meuli to get object properties of object<text:span text:style-name="T34">s</text:span> and mean intensity values within objects but measured in the channel<text:span text:style-name="T29">s</text:span> <text:span text:style-name="T37">of</text:span> <text:span text:style-name="T15">“LysoTracker® Red DND-99” </text:span><text:span text:style-name="T16">staining the lysosomes and </text:span><text:span text:style-name="T17">of</text:span><text:span text:style-name="T16"> </text:span><text:span text:style-name="T15">“</text:span><text:span text:style-name="T4">Whole Cell Stain Blue” </text:span><text:span text:style-name="T5">staining the macrophages.</text:span></text:p>
      <text:p text:style-name="P10"/>
      <text:p text:style-name="P11">--channels arg <text:s text:c="11"/>assignment of channels: bacteria, lysosomes, cells (default: 0 1 2) </text:p>
      <text:p text:style-name="P10"/>
      <text:p text:style-name="P10"><text:s text:c="12"/>"channels": </text:p>
      <text:p text:style-name="P10"><text:s text:c="12"/>{ </text:p>
      <text:p text:style-name="P10"><text:s text:c="16"/>"bacteria": "0", </text:p>
      <text:p text:style-name="P10"><text:s text:c="16"/>"lysosomes": "1", </text:p>
      <text:p text:style-name="P10"><text:s text:c="16"/>"cells": "2" </text:p>
      <text:p text:style-name="P10"><text:s text:c="12"/>}</text:p>
      <text:p text:style-name="P10"/>
      <text:p text:style-name="P10">bacteria: <text:tab/><text:span text:style-name="T15">“Alexa Fluor® 488 NHS Ester (Succinimidyl Ester)”</text:span></text:p>
      <text:p text:style-name="P12">lysosomes: <text:tab/>“LysoTracker® Red DND-99” “Alexa Fluor® 488 NHS Ester (Succinimidyl Ester)”</text:p>
      <text:p text:style-name="P37"><text:span text:style-name="T15">cells: <text:tab/><text:tab/>“</text:span><text:span text:style-name="T6">Whole Cell Stain Blue”</text:span></text:p>
      <text:p text:style-name="P36"/>
      <text:p text:style-name="P31"/>
      <text:p text:style-name="P29">Executables are added to PATH in /etc/environment </text:p>
      <text:p text:style-name="P3">PATH is an environmental variable in Linux and other Unix-like operating systems that tells the shell which directories to search for executable files (i.e., ready-to-run programs) in response to commands issued by a user. It increases both the convenience and the safety of such operating systems and is widely considered to be the single most important environmental variable. </text:p>
      <text:p text:style-name="P3">The file /etc/environment is specifically meant for system-wide environment variable settings. It is not a script file, but rather consists of assignment expressions, one per line. </text:p>
      <text:p text:style-name="P3">File content: </text:p>
      <text:p text:style-name="P3">PATH="/usr/local/sbin:/usr/local/bin:/usr/sbin:/usr/bin:/sbin:/bin:/usr/games:/usr/local/games:/home/mmeuli/Bioimage/RC-bactelize/RC-bactelize:/home/mmeuli/Bioimage/RC-bactelize/build-20150806"</text:p>
      <text:p text:style-name="P15"/>
      <text:p text:style-name="P34">ITK:<text:tab/><text:tab/><text:tab/>/home/mmeuli/Bioimage/ITK/itk-4.8.0/build-20150806<text:tab/><text:tab/></text:p>
      <text:p text:style-name="P39"><text:span text:style-name="T36">RC-bactelize:<text:tab/></text:span>/home/mmeuli/Bioimage/RC-bactelize/build-20150806/RC-bactelize</text:p>
      <text:p text:style-name="P39"/>
      <text:p text:style-name="P39"/>
      <text:p text:style-name="P22">ITK (Insight Segmentation and Registration Toolkit)</text:p>
      <text:p text:style-name="P6"><text:a xlink:type="simple" xlink:href="http://www.itk.org/" text:style-name="Internet_20_link" text:visited-style-name="Visited_20_Internet_20_Link"><text:span text:style-name="T41">http://www.itk.org</text:span></text:a></text:p>
      <text:p text:style-name="P6"><text:span text:style-name="T41">ITK needs to be compiled </text:span>with: </text:p>
      <text:p text:style-name="P4">Module_ITKReview=ON </text:p>
      <text:p text:style-name="P4">Module_LesionSizingToolkit=ON </text:p>
      <text:p text:style-name="P4">Module_SCIFIO=ON </text:p>
      <text:p text:style-name="P4"/>
      <text:p text:style-name="P21">Boost C++ Libraries</text:p>
      <text:p text:style-name="P7">boost_1_49_0 needs to be installed: </text:p>
      <text:p text:style-name="P6"><text:a xlink:type="simple" xlink:href="http://www.boost.org/users/history/version_1_49_0.html" text:style-name="Internet_20_link" text:visited-style-name="Visited_20_Internet_20_Link">http://www.boost.org/users/history/version_1_49_0.html</text:a> </text:p>
      <text:p text:style-name="P4"/>
      <text:p text:style-name="P5"/>
      <text:p text:style-name="P4"><text:soft-page-break/></text:p>
      <text:p text:style-name="P4">To avoid SCIFIO throwhing exeption because of memory limits: </text:p>
      <text:p text:style-name="P4">export JAVA_FLAGS=-Xmx5400m </text:p>
      <text:p text:style-name="P4">To have it permanently add the following line to /etc/environment: </text:p>
      <text:p text:style-name="P4">JAVA_FLAGS=-Xmx5400m </text:p>
      <text:p text:style-name="P4"/>
      <text:p text:style-name="P4">Use of itkSCIFIOImageIOTest with ome-tiff files: </text:p>
      <text:p text:style-name="P4">./SCIFIOTestDriver itkSCIFIOImageIOTest /path/to/dead-A.ome.tiff /path/to/dead-A.ome.tiff -w -a -d 5</text:p>
      <text:p text:style-name="P4"/>
      <text:p text:style-name="P2"/>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Liberation Serif1" svg:font-family="'Liberation Serif'" style:font-family-generic="roma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style style:name="Heading_20_1" style:display-name="Heading 1" style:family="paragraph" style:parent-style-name="Heading" style:class="text"/>
    <style:style style:name="Heading_20_2" style:display-name="Heading 2" style:family="paragraph" style:parent-style-name="Heading" style:class="text"/>
    <style:style style:name="Head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8Num11z0" style:family="text">
      <style:text-properties fo:color="#000000" style:font-name="Times New Roman" fo:font-family="'Times New Roman'" style:font-family-generic="roman"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3z0" style:family="text">
      <style:text-properties fo:color="#000000" style:font-name="Times New Roman" fo:font-family="'Times New Roman'" style:font-family-generic="roman" style:font-pitch="variable" fo:font-size="14pt" fo:language="en" fo:country="GB"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fo:color="#000000" style:font-name="Times New Roman" fo:font-family="'Times New Roman'" style:font-family-generic="roman" style:font-pitch="variable" fo:font-size="14pt" fo:language="en" fo:country="GB"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Times New Roman" fo:font-family="'Times New Roman'" style:font-family-generic="roman" style:font-pitch="variable" fo:language="en" fo:country="GB"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Times New Roman" fo:font-family="'Times New Roman'" style:font-family-generic="roman" style:font-pitch="variable" fo:language="en" fo:country="GB"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Times New Roman" fo:font-family="'Times New Roman'" style:font-family-generic="roman" style:font-pitch="variable" fo:font-size="14pt" fo:language="en" fo:country="GB"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Zeichenformat"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Times New Roman'" style:font-style-name="Standard" style:font-family-generic="roman" style:font-pitch="variable"/>
      </text:list-level-style-bullet>
      <text:list-level-style-bullet text:level="2" text:style-name="Zeichenformat"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text:style-name="Zeichenformat"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text:style-name="Zeichenformat"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number text:level="2" text:style-name="WW8Num1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8Num1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8Num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8Num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ext-properties officeooo:rsid="003f3838" officeooo:paragraph-rsid="003f383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08.04.2016 <text:tab/><text:tab/><text:tab/><text:tab/><text:tab/><text:tab/><text:tab/><text:tab/><text:tab/><text:tab/><text:tab/><text:tab/><text:tab/><text:tab/><text:tab/><text:tab/><text:tab/><text:tab/>Michael Meuli</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1T08:51:44.574605664</meta:creation-date>
    <dc:date>2016-04-08T14:21:21.358000000</dc:date>
    <meta:editing-duration>P1DT1H31M30S</meta:editing-duration>
    <meta:editing-cycles>36</meta:editing-cycles>
    <meta:generator>LibreOffice/5.0.5.2$Windows_x86 LibreOffice_project/55b006a02d247b5f7215fc6ea0fde844b30035b3</meta:generator>
    <meta:print-date>2016-04-01T14:09:22.520546007</meta:print-date>
    <dc:creator>Michael Meuli</dc:creator>
    <meta:document-statistic meta:table-count="1" meta:image-count="0" meta:object-count="0" meta:page-count="9" meta:paragraph-count="216" meta:word-count="1895" meta:character-count="12568" meta:non-whitespace-character-count="10620"/>
  </office:meta>
</office:document-meta>
</file>